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style:font-name="Arial1" fo:font-size="11pt" fo:font-weight="bold" style:font-size-asian="11pt" style:font-name-complex="Arial1" style:font-size-complex="11pt" style:font-weight-complex="bold"/>
    </style:style>
    <style:style style:name="T2" style:family="text">
      <style:text-properties fo:color="#000000" style:font-name="Arial1" fo:font-size="11pt" style:font-size-asian="11pt" style:font-name-complex="Arial1" style:font-size-complex="11pt"/>
    </style:style>
    <style:style style:name="T3" style:family="text">
      <style:text-properties fo:color="#000000" style:font-name="Arial1" fo:font-size="11pt" fo:font-style="italic" style:font-size-asian="11pt" style:font-name-complex="Arial1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8.036cm" svg:y1="2.395cm" svg:x2="12.975cm" svg:y2="2.395cm">
          <text:p/>
        </draw:line>
        <draw:frame draw:style-name="gr2" draw:text-style-name="P3" draw:layer="layout" svg:width="4.955cm" svg:height="0.433cm" svg:x="8.036cm" svg:y="2.012cm">
          <draw:text-box>
            <text:p text:style-name="P2"><text:span text:style-name="T1">Use Cases – Fully Dressed</text:span></text:p>
          </draw:text-box>
        </draw:frame>
        <draw:frame draw:style-name="gr2" draw:text-style-name="P3" draw:layer="layout" svg:width="4.705cm" svg:height="0.433cm" svg:x="2.004cm" svg:y="3.353cm">
          <draw:text-box>
            <text:p text:style-name="P2"><text:span text:style-name="T1">Use Case 0: WG erstellen</text:span></text:p>
          </draw:text-box>
        </draw:frame>
        <draw:line draw:style-name="gr1" draw:text-style-name="P1" draw:layer="layout" svg:x1="2.003cm" svg:y1="4.628cm" svg:x2="4.441cm" svg:y2="4.628cm">
          <text:p/>
        </draw:line>
        <draw:frame draw:style-name="gr2" draw:text-style-name="P3" draw:layer="layout" svg:width="2.449cm" svg:height="0.433cm" svg:x="2.004cm" svg:y="4.246cm">
          <draw:text-box>
            <text:p text:style-name="P2"><text:span text:style-name="T2">Primary Actor:</text:span></text:p>
          </draw:text-box>
        </draw:frame>
        <draw:frame draw:style-name="gr2" draw:text-style-name="P3" draw:layer="layout" svg:width="1.75cm" svg:height="0.433cm" svg:x="2.004cm" svg:y="4.69cm">
          <draw:text-box>
            <text:p text:style-name="P2"><text:span text:style-name="T2">Bewohner</text:span></text:p>
          </draw:text-box>
        </draw:frame>
        <draw:line draw:style-name="gr1" draw:text-style-name="P1" draw:layer="layout" svg:x1="2.003cm" svg:y1="5.52cm" svg:x2="6.706cm" svg:y2="5.52cm">
          <text:p/>
        </draw:line>
        <draw:frame draw:style-name="gr2" draw:text-style-name="P3" draw:layer="layout" svg:width="4.726cm" svg:height="0.433cm" svg:x="2.004cm" svg:y="5.138cm">
          <draw:text-box>
            <text:p text:style-name="P2"><text:span text:style-name="T2">Stackholders and Interests:</text:span></text:p>
          </draw:text-box>
        </draw:frame>
        <draw:frame draw:style-name="gr2" draw:text-style-name="P3" draw:layer="layout" svg:width="16.669cm" svg:height="0.433cm" svg:x="2.004cm" svg:y="5.583cm">
          <draw:text-box>
            <text:p text:style-name="P2"><text:span text:style-name="T2">Bewohner möchte eine WG mit Art und Anzahl der Räumen erstellen und für jeden Mitbewohner </text:span></text:p>
          </draw:text-box>
        </draw:frame>
        <draw:frame draw:style-name="gr2" draw:text-style-name="P3" draw:layer="layout" svg:width="5.455cm" svg:height="0.433cm" svg:x="2.004cm" svg:y="6.031cm">
          <draw:text-box>
            <text:p text:style-name="P2"><text:span text:style-name="T2">ein Profil mit Passwort anlegen.</text:span></text:p>
          </draw:text-box>
        </draw:frame>
        <draw:line draw:style-name="gr1" draw:text-style-name="P1" draw:layer="layout" svg:x1="2.003cm" svg:y1="6.858cm" svg:x2="4.462cm" svg:y2="6.858cm">
          <text:p/>
        </draw:line>
        <draw:frame draw:style-name="gr2" draw:text-style-name="P3" draw:layer="layout" svg:width="2.466cm" svg:height="0.433cm" svg:x="2.004cm" svg:y="6.475cm">
          <draw:text-box>
            <text:p text:style-name="P2"><text:span text:style-name="T2">Preconditions:</text:span></text:p>
          </draw:text-box>
        </draw:frame>
        <draw:frame draw:style-name="gr2" draw:text-style-name="P3" draw:layer="layout" svg:width="4.79cm" svg:height="0.433cm" svg:x="2.004cm" svg:y="6.923cm">
          <draw:text-box>
            <text:p text:style-name="P2"><text:span text:style-name="T2">Es existiert noch keine WG.</text:span></text:p>
          </draw:text-box>
        </draw:frame>
        <draw:line draw:style-name="gr1" draw:text-style-name="P1" draw:layer="layout" svg:x1="2.003cm" svg:y1="7.75cm" svg:x2="4.744cm" svg:y2="7.75cm">
          <text:p/>
        </draw:line>
        <draw:frame draw:style-name="gr2" draw:text-style-name="P3" draw:layer="layout" svg:width="2.749cm" svg:height="0.433cm" svg:x="2.004cm" svg:y="7.368cm">
          <draw:text-box>
            <text:p text:style-name="P2"><text:span text:style-name="T2">Postconditions: </text:span></text:p>
          </draw:text-box>
        </draw:frame>
        <draw:frame draw:style-name="gr2" draw:text-style-name="P3" draw:layer="layout" svg:width="14.476cm" svg:height="0.433cm" svg:x="2.004cm" svg:y="7.816cm">
          <draw:text-box>
            <text:p text:style-name="P2"><text:span text:style-name="T2">Die WG mit ihren Räumen und die einzelnen Mitbewohner-Profile wurden angelegt. </text:span></text:p>
          </draw:text-box>
        </draw:frame>
        <draw:line draw:style-name="gr1" draw:text-style-name="P1" draw:layer="layout" svg:x1="2.003cm" svg:y1="8.643cm" svg:x2="3.989cm" svg:y2="8.643cm">
          <text:p/>
        </draw:line>
        <draw:frame draw:style-name="gr2" draw:text-style-name="P3" draw:layer="layout" svg:width="1.987cm" svg:height="0.433cm" svg:x="2.004cm" svg:y="8.26cm">
          <draw:text-box>
            <text:p text:style-name="P2"><text:span text:style-name="T2">Basic Flow:</text:span></text:p>
          </draw:text-box>
        </draw:frame>
        <draw:frame draw:style-name="gr2" draw:text-style-name="P3" draw:layer="layout" svg:width="11.068cm" svg:height="0.433cm" svg:x="2.004cm" svg:y="8.708cm">
          <draw:text-box>
            <text:p text:style-name="P2"><text:span text:style-name="T2">1. Der Nutzer hat die "WG-Profil bearbeiten" Option ausgewählt.</text:span></text:p>
          </draw:text-box>
        </draw:frame>
        <draw:frame draw:style-name="gr2" draw:text-style-name="P3" draw:layer="layout" svg:width="17.02cm" svg:height="0.433cm" svg:x="2.004cm" svg:y="9.153cm">
          <draw:text-box>
            <text:p text:style-name="P2"><text:span text:style-name="T2">2. Da noch keine WG existiert, lässt das System die Anzahl der verschiedenen Raumarten (Küche,</text:span></text:p>
          </draw:text-box>
        </draw:frame>
        <draw:frame draw:style-name="gr2" draw:text-style-name="P3" draw:layer="layout" svg:width="5.958cm" svg:height="0.433cm" svg:x="2.004cm" svg:y="9.601cm">
          <draw:text-box>
            <text:p text:style-name="P2"><text:span text:style-name="T2">Bad, Schlafzimmer etc.) eingeben.</text:span></text:p>
          </draw:text-box>
        </draw:frame>
        <draw:frame draw:style-name="gr2" draw:text-style-name="P3" draw:layer="layout" svg:width="14.133cm" svg:height="0.433cm" svg:x="2.004cm" svg:y="10.045cm">
          <draw:text-box>
            <text:p text:style-name="P2"><text:span text:style-name="T2">3. Der Nutzer gibt die Anzahl für alle Raumarten ein und bestätigt seine Eingaben.</text:span></text:p>
          </draw:text-box>
        </draw:frame>
        <draw:frame draw:style-name="gr2" draw:text-style-name="P3" draw:layer="layout" svg:width="15.712cm" svg:height="0.433cm" svg:x="2.004cm" svg:y="10.493cm">
          <draw:text-box>
            <text:p text:style-name="P2"><text:span text:style-name="T2">4. Das System fragt den Nutzer nach dem Namen und einem Passwort für das Profil eines </text:span></text:p>
          </draw:text-box>
        </draw:frame>
        <draw:frame draw:style-name="gr2" draw:text-style-name="P3" draw:layer="layout" svg:width="2.534cm" svg:height="0.433cm" svg:x="2.004cm" svg:y="10.938cm">
          <draw:text-box>
            <text:p text:style-name="P2"><text:span text:style-name="T2">Mitbewohners.</text:span></text:p>
          </draw:text-box>
        </draw:frame>
        <draw:frame draw:style-name="gr2" draw:text-style-name="P3" draw:layer="layout" svg:width="12.753cm" svg:height="0.433cm" svg:x="2.004cm" svg:y="11.386cm">
          <draw:text-box>
            <text:p text:style-name="P2"><text:span text:style-name="T2">5. Der Nutzer gibt Namen und Passwort ein und bestätigt seine Eingaben.</text:span></text:p>
          </draw:text-box>
        </draw:frame>
        <draw:frame draw:style-name="gr2" draw:text-style-name="P3" draw:layer="layout" svg:width="16.635cm" svg:height="0.433cm" svg:x="2.004cm" svg:y="11.83cm">
          <draw:text-box>
            <text:p text:style-name="P2"><text:span text:style-name="T2">6. Das System legt das Profil an und fragt, ob ein weiteres Profil angelegt werden soll oder nicht.</text:span></text:p>
          </draw:text-box>
        </draw:frame>
        <draw:frame draw:style-name="gr2" draw:text-style-name="P3" draw:layer="layout" svg:width="4.667cm" svg:height="0.433cm" svg:x="3.256cm" svg:y="12.278cm">
          <draw:text-box>
            <text:p text:style-name="P2"><text:span text:style-name="T2">6.a Weiteres Profil anlegen</text:span></text:p>
          </draw:text-box>
        </draw:frame>
        <draw:frame draw:style-name="gr2" draw:text-style-name="P3" draw:layer="layout" svg:width="4.752cm" svg:height="0.433cm" svg:x="3.256cm" svg:y="12.723cm">
          <draw:text-box>
            <text:p text:style-name="P2"><text:span text:style-name="T2">System springt zu Schritt 4.</text:span></text:p>
          </draw:text-box>
        </draw:frame>
        <draw:frame draw:style-name="gr2" draw:text-style-name="P3" draw:layer="layout" svg:width="3.77cm" svg:height="0.433cm" svg:x="3.256cm" svg:y="13.171cm">
          <draw:text-box>
            <text:p text:style-name="P2"><text:span text:style-name="T2">6.b WG ist vollständig</text:span></text:p>
          </draw:text-box>
        </draw:frame>
        <draw:frame draw:style-name="gr2" draw:text-style-name="P3" draw:layer="layout" svg:width="14.472cm" svg:height="0.433cm" svg:x="3.256cm" svg:y="13.615cm">
          <draw:text-box>
            <text:p text:style-name="P2"><text:span text:style-name="T2">Die WG wurde erstellt und das System leitet zur normalen Ansicht „WG bearbeiten“ </text:span></text:p>
          </draw:text-box>
        </draw:frame>
        <draw:frame draw:style-name="gr2" draw:text-style-name="P3" draw:layer="layout" svg:width="2.038cm" svg:height="0.433cm" svg:x="3.256cm" svg:y="14.063cm">
          <draw:text-box>
            <text:p text:style-name="P2"><text:span text:style-name="T2">über (UC1).</text:span></text:p>
          </draw:text-box>
        </draw:frame>
        <draw:line draw:style-name="gr1" draw:text-style-name="P1" draw:layer="layout" svg:x1="2.003cm" svg:y1="15.338cm" svg:x2="3.947cm" svg:y2="15.338cm">
          <text:p/>
        </draw:line>
        <draw:frame draw:style-name="gr2" draw:text-style-name="P3" draw:layer="layout" svg:width="1.949cm" svg:height="0.433cm" svg:x="2.004cm" svg:y="14.956cm">
          <draw:text-box>
            <text:p text:style-name="P2"><text:span text:style-name="T2">Frequency:</text:span></text:p>
          </draw:text-box>
        </draw:frame>
        <draw:frame draw:style-name="gr2" draw:text-style-name="P3" draw:layer="layout" svg:width="6.5cm" svg:height="0.433cm" svg:x="2.004cm" svg:y="15.4cm">
          <draw:text-box>
            <text:p text:style-name="P2"><text:span text:style-name="T2">Bei erster Benutzung des Programms</text:span></text:p>
          </draw:text-box>
        </draw:frame>
        <draw:line draw:style-name="gr1" draw:text-style-name="P1" draw:layer="layout" svg:x1="2.003cm" svg:y1="16.675cm" svg:x2="4.289cm" svg:y2="16.675cm">
          <text:p/>
        </draw:line>
        <draw:frame draw:style-name="gr2" draw:text-style-name="P3" draw:layer="layout" svg:width="2.301cm" svg:height="0.433cm" svg:x="2.004cm" svg:y="16.293cm">
          <draw:text-box>
            <text:p text:style-name="P2"><text:span text:style-name="T2">Open Issues:</text:span></text:p>
          </draw:text-box>
        </draw:frame>
        <draw:frame draw:style-name="gr2" draw:text-style-name="P3" draw:layer="layout" svg:width="14.205cm" svg:height="0.433cm" svg:x="2.004cm" svg:y="16.741cm">
          <draw:text-box>
            <text:p text:style-name="P2"><text:span text:style-name="T2">Muss man sich danach anmelden, um das Programm weiter bedienen zu können?</text:span></text:p>
          </draw:text-box>
        </draw:frame>
        <draw:frame draw:style-name="gr2" draw:text-style-name="P3" draw:layer="layout" svg:width="5.59cm" svg:height="0.433cm" svg:x="2.004cm" svg:y="17.633cm">
          <draw:text-box>
            <text:p text:style-name="P2"><text:span text:style-name="T1">Use Case 1: WG konfigurieren</text:span></text:p>
          </draw:text-box>
        </draw:frame>
        <draw:line draw:style-name="gr1" draw:text-style-name="P1" draw:layer="layout" svg:x1="2.003cm" svg:y1="18.908cm" svg:x2="4.55cm" svg:y2="18.908cm">
          <text:p/>
        </draw:line>
        <draw:frame draw:style-name="gr2" draw:text-style-name="P3" draw:layer="layout" svg:width="2.559cm" svg:height="0.433cm" svg:x="2.004cm" svg:y="18.526cm">
          <draw:text-box>
            <text:p text:style-name="P2"><text:span text:style-name="T2">Primary Actor: </text:span></text:p>
          </draw:text-box>
        </draw:frame>
        <draw:frame draw:style-name="gr2" draw:text-style-name="P3" draw:layer="layout" svg:width="1.56cm" svg:height="0.433cm" svg:x="2.004cm" svg:y="18.97cm">
          <draw:text-box>
            <text:p text:style-name="P2"><text:span text:style-name="T2">Benutzer</text:span></text:p>
          </draw:text-box>
        </draw:frame>
        <draw:line draw:style-name="gr1" draw:text-style-name="P1" draw:layer="layout" svg:x1="2.003cm" svg:y1="19.801cm" svg:x2="6.706cm" svg:y2="19.801cm">
          <text:p/>
        </draw:line>
        <draw:frame draw:style-name="gr2" draw:text-style-name="P3" draw:layer="layout" svg:width="4.726cm" svg:height="0.433cm" svg:x="2.004cm" svg:y="19.418cm">
          <draw:text-box>
            <text:p text:style-name="P2"><text:span text:style-name="T2">Stackholders and Interests:</text:span></text:p>
          </draw:text-box>
        </draw:frame>
        <draw:frame draw:style-name="gr2" draw:text-style-name="P3" draw:layer="layout" svg:width="12.236cm" svg:height="0.433cm" svg:x="2.004cm" svg:y="19.863cm">
          <draw:text-box>
            <text:p text:style-name="P2"><text:span text:style-name="T2">Benutzer: Möchte WG-Bewohner hinzufügen, löschen oder bearbeiten.</text:span></text:p>
          </draw:text-box>
        </draw:frame>
        <draw:line draw:style-name="gr1" draw:text-style-name="P1" draw:layer="layout" svg:x1="2.003cm" svg:y1="20.693cm" svg:x2="4.572cm" svg:y2="20.693cm">
          <text:p/>
        </draw:line>
        <draw:frame draw:style-name="gr2" draw:text-style-name="P3" draw:layer="layout" svg:width="2.576cm" svg:height="0.433cm" svg:x="2.004cm" svg:y="20.311cm">
          <draw:text-box>
            <text:p text:style-name="P2"><text:span text:style-name="T2">Preconditions: </text:span></text:p>
          </draw:text-box>
        </draw:frame>
        <draw:frame draw:style-name="gr2" draw:text-style-name="P3" draw:layer="layout" svg:width="13.892cm" svg:height="0.433cm" svg:x="2.004cm" svg:y="20.756cm">
          <draw:text-box>
            <text:p text:style-name="P2"><text:span text:style-name="T2">UC0 ist erfüllt d.h. es existiert ein WG-Profil. UC2 d.h. ein Nutzer ist angemeldet.</text:span></text:p>
          </draw:text-box>
        </draw:frame>
        <draw:line draw:style-name="gr1" draw:text-style-name="P1" draw:layer="layout" svg:x1="2.003cm" svg:y1="21.586cm" svg:x2="4.635cm" svg:y2="21.586cm">
          <text:p/>
        </draw:line>
        <draw:frame draw:style-name="gr2" draw:text-style-name="P3" draw:layer="layout" svg:width="2.639cm" svg:height="0.433cm" svg:x="2.004cm" svg:y="21.204cm">
          <draw:text-box>
            <text:p text:style-name="P2"><text:span text:style-name="T2">Postconditions:</text:span></text:p>
          </draw:text-box>
        </draw:frame>
        <draw:frame draw:style-name="gr2" draw:text-style-name="P3" draw:layer="layout" svg:width="10.217cm" svg:height="0.433cm" svg:x="2.004cm" svg:y="21.648cm">
          <draw:text-box>
            <text:p text:style-name="P2"><text:span text:style-name="T2">Ein Bewohner wurde hinzugefügt, gelöscht oder bearbeitet.</text:span></text:p>
          </draw:text-box>
        </draw:frame>
        <draw:line draw:style-name="gr1" draw:text-style-name="P1" draw:layer="layout" svg:x1="2.003cm" svg:y1="22.479cm" svg:x2="3.989cm" svg:y2="22.479cm">
          <text:p/>
        </draw:line>
        <draw:frame draw:style-name="gr2" draw:text-style-name="P3" draw:layer="layout" svg:width="1.987cm" svg:height="0.433cm" svg:x="2.004cm" svg:y="22.096cm">
          <draw:text-box>
            <text:p text:style-name="P2"><text:span text:style-name="T2">Basic Flow:</text:span></text:p>
          </draw:text-box>
        </draw:frame>
        <draw:frame draw:style-name="gr2" draw:text-style-name="P3" draw:layer="layout" svg:width="17.045cm" svg:height="0.433cm" svg:x="2.004cm" svg:y="22.541cm">
          <draw:text-box>
            <text:p text:style-name="P2"><text:span text:style-name="T2">1. Nutzer wählt die Option „WG konfigurieren“ und das System zeigt eine Übersicht über die Profile</text:span></text:p>
          </draw:text-box>
        </draw:frame>
        <draw:frame draw:style-name="gr2" draw:text-style-name="P3" draw:layer="layout" svg:width="2.987cm" svg:height="0.433cm" svg:x="2.004cm" svg:y="22.989cm">
          <draw:text-box>
            <text:p text:style-name="P2"><text:span text:style-name="T2">der Mitbewohner.</text:span></text:p>
          </draw:text-box>
        </draw:frame>
        <draw:frame draw:style-name="gr2" draw:text-style-name="P3" draw:layer="layout" svg:width="16.368cm" svg:height="0.433cm" svg:x="2.004cm" svg:y="23.433cm">
          <draw:text-box>
            <text:p text:style-name="P2"><text:span text:style-name="T2">2. Der Nutzer wählt ein Profil, das er bearbeiten oder löschen will oder gibt an, ein neues Profil </text:span></text:p>
          </draw:text-box>
        </draw:frame>
        <draw:frame draw:style-name="gr2" draw:text-style-name="P3" draw:layer="layout" svg:width="3.219cm" svg:height="0.433cm" svg:x="2.004cm" svg:y="23.881cm">
          <draw:text-box>
            <text:p text:style-name="P2"><text:span text:style-name="T2">anlegen zu wollen.</text:span></text:p>
          </draw:text-box>
        </draw:frame>
        <draw:frame draw:style-name="gr2" draw:text-style-name="P3" draw:layer="layout" svg:width="13.879cm" svg:height="0.433cm" svg:x="3.256cm" svg:y="24.326cm">
          <draw:text-box>
            <text:p text:style-name="P2"><text:span text:style-name="T2">2.a Der Nutzer gibt an ein WG-Bewohner-Profil erstellen zu wollen und bestätigt.</text:span></text:p>
          </draw:text-box>
        </draw:frame>
        <draw:frame draw:style-name="gr2" draw:text-style-name="P3" draw:layer="layout" svg:width="14.222cm" svg:height="0.433cm" svg:x="4.505cm" svg:y="24.774cm">
          <draw:text-box>
            <text:p text:style-name="P2"><text:span text:style-name="T2">2.a.1 Das System fragt den Nutzer nach dem Namen und einem Passwort für das </text:span></text:p>
          </draw:text-box>
        </draw:frame>
        <draw:frame draw:style-name="gr2" draw:text-style-name="P3" draw:layer="layout" svg:width="4.265cm" svg:height="0.433cm" svg:x="4.505cm" svg:y="25.218cm">
          <draw:text-box>
            <text:p text:style-name="P2"><text:span text:style-name="T2">Profil des Mitbewohners.</text:span></text:p>
          </draw:text-box>
        </draw:frame>
        <draw:frame draw:style-name="gr2" draw:text-style-name="P3" draw:layer="layout" svg:width="13.295cm" svg:height="0.433cm" svg:x="4.505cm" svg:y="25.666cm">
          <draw:text-box>
            <text:p text:style-name="P2"><text:span text:style-name="T2">2.a.2 Der Nutzer gibt Namen und Passwort ein und bestätigt seine Eingaben.</text:span></text:p>
          </draw:text-box>
        </draw:frame>
        <draw:frame draw:style-name="gr2" draw:text-style-name="P3" draw:layer="layout" svg:width="11.551cm" svg:height="0.433cm" svg:x="4.505cm" svg:y="26.111cm">
          <draw:text-box>
            <text:p text:style-name="P2"><text:span text:style-name="T2">2.a.3 Das System legt das Profil an und springt wieder zu Schritt 2.</text:span></text:p>
          </draw:text-box>
        </draw:frame>
        <draw:frame draw:style-name="gr2" draw:text-style-name="P3" draw:layer="layout" svg:width="2.987cm" svg:height="0.433cm" svg:x="3.256cm" svg:y="26.559cm">
          <draw:text-box>
            <text:p text:style-name="P2"><text:span text:style-name="T2">2.b Profil löschen</text:span></text:p>
          </draw:text-box>
        </draw:frame>
        <draw:frame draw:style-name="gr2" draw:text-style-name="P3" draw:layer="layout" svg:width="9.32cm" svg:height="0.433cm" svg:x="4.505cm" svg:y="27.003cm">
          <draw:text-box>
            <text:p text:style-name="P2"><text:span text:style-name="T2">2.b.1 Nutzer wählt, dass er das Profil löschen möchte.</text:span></text:p>
          </draw:text-box>
        </draw:frame>
      </draw:page>
      <draw:page draw:name="page2" draw:style-name="dp1" draw:master-page-name="master-page3">
        <draw:frame draw:style-name="gr2" draw:text-style-name="P3" draw:layer="layout" svg:width="10.695cm" svg:height="0.433cm" svg:x="4.505cm" svg:y="2.012cm">
          <draw:text-box>
            <text:p text:style-name="P2"><text:span text:style-name="T2">2.b.2 System fordert zur Bestätigung auf und Nutzer bestätigt.</text:span></text:p>
          </draw:text-box>
        </draw:frame>
        <draw:frame draw:style-name="gr2" draw:text-style-name="P3" draw:layer="layout" svg:width="10.598cm" svg:height="0.433cm" svg:x="4.505cm" svg:y="2.46cm">
          <draw:text-box>
            <text:p text:style-name="P2"><text:span text:style-name="T2">2.b.3 System löscht das Profil und springt wieder zu Schritt 2.</text:span></text:p>
          </draw:text-box>
        </draw:frame>
        <draw:frame draw:style-name="gr2" draw:text-style-name="P3" draw:layer="layout" svg:width="3.465cm" svg:height="0.433cm" svg:x="3.256cm" svg:y="2.905cm">
          <draw:text-box>
            <text:p text:style-name="P2"><text:span text:style-name="T2">2.c Profil bearbeiten</text:span></text:p>
          </draw:text-box>
        </draw:frame>
        <draw:frame draw:style-name="gr2" draw:text-style-name="P3" draw:layer="layout" svg:width="9.798cm" svg:height="0.433cm" svg:x="4.505cm" svg:y="3.353cm">
          <draw:text-box>
            <text:p text:style-name="P2"><text:span text:style-name="T2">2.c.1 Nutzer wählt, dass er das Profil bearbeiten möchte.</text:span></text:p>
          </draw:text-box>
        </draw:frame>
        <draw:frame draw:style-name="gr2" draw:text-style-name="P3" draw:layer="layout" svg:width="8.342cm" svg:height="0.433cm" svg:x="4.505cm" svg:y="3.797cm">
          <draw:text-box>
            <text:p text:style-name="P2"><text:span text:style-name="T2">2.c.2 Nutzer kann Namen oder Passwort ändern</text:span></text:p>
          </draw:text-box>
        </draw:frame>
        <draw:frame draw:style-name="gr2" draw:text-style-name="P3" draw:layer="layout" svg:width="6.653cm" svg:height="0.433cm" svg:x="4.505cm" svg:y="4.246cm">
          <draw:text-box>
            <text:p text:style-name="P2"><text:span text:style-name="T2">2.c.3 Nutzer bestätigt die Änderungen.</text:span></text:p>
          </draw:text-box>
        </draw:frame>
        <draw:frame draw:style-name="gr2" draw:text-style-name="P3" draw:layer="layout" svg:width="11.14cm" svg:height="0.433cm" svg:x="4.505cm" svg:y="4.69cm">
          <draw:text-box>
            <text:p text:style-name="P2"><text:span text:style-name="T2">2.c.4 System speichert das Profil und springt wieder zu Schritt 2.</text:span></text:p>
          </draw:text-box>
        </draw:frame>
        <draw:frame draw:style-name="gr2" draw:text-style-name="P3" draw:layer="layout" svg:width="11.33cm" svg:height="0.433cm" svg:x="2.004cm" svg:y="5.138cm">
          <draw:text-box>
            <text:p text:style-name="P2"><text:span text:style-name="T2">3. Nutzer kann die Ansicht durch Wechseln der Ansicht verlassen.</text:span></text:p>
          </draw:text-box>
        </draw:frame>
        <draw:frame draw:style-name="gr2" draw:text-style-name="P3" draw:layer="layout" svg:width="0.387cm" svg:height="0.433cm" svg:x="14.51cm" svg:y="5.13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1.932cm" svg:height="0.433cm" svg:x="2.004cm" svg:y="6.031cm">
          <draw:text-box>
            <text:p text:style-name="P2"><text:span text:style-name="T2">zu 2: Nutzer gibt an in den vorherigen Arbeitsschritt zurück zu wollen:</text:span></text:p>
          </draw:text-box>
        </draw:frame>
        <draw:frame draw:style-name="gr2" draw:text-style-name="P3" draw:layer="layout" svg:width="6.809cm" svg:height="0.433cm" svg:x="2.004cm" svg:y="6.475cm">
          <draw:text-box>
            <text:p text:style-name="P2"><text:span text:style-name="T2">Das System springt zu Schritt 2. zurück</text:span></text:p>
          </draw:text-box>
        </draw:frame>
        <draw:line draw:style-name="gr1" draw:text-style-name="P1" draw:layer="layout" svg:x1="2.003cm" svg:y1="7.75cm" svg:x2="3.947cm" svg:y2="7.75cm">
          <text:p/>
        </draw:line>
        <draw:frame draw:style-name="gr2" draw:text-style-name="P3" draw:layer="layout" svg:width="1.949cm" svg:height="0.433cm" svg:x="2.004cm" svg:y="7.368cm">
          <draw:text-box>
            <text:p text:style-name="P2"><text:span text:style-name="T2">Frequency:</text:span></text:p>
          </draw:text-box>
        </draw:frame>
        <draw:frame draw:style-name="gr2" draw:text-style-name="P3" draw:layer="layout" svg:width="1.103cm" svg:height="0.433cm" svg:x="2.004cm" svg:y="7.816cm">
          <draw:text-box>
            <text:p text:style-name="P2"><text:span text:style-name="T2">Selten</text:span></text:p>
          </draw:text-box>
        </draw:frame>
        <draw:line draw:style-name="gr1" draw:text-style-name="P1" draw:layer="layout" svg:x1="2.003cm" svg:y1="9.091cm" svg:x2="4.289cm" svg:y2="9.091cm">
          <text:p/>
        </draw:line>
        <draw:frame draw:style-name="gr2" draw:text-style-name="P3" draw:layer="layout" svg:width="2.301cm" svg:height="0.433cm" svg:x="2.004cm" svg:y="8.708cm">
          <draw:text-box>
            <text:p text:style-name="P2"><text:span text:style-name="T2">Open Issues:</text:span></text:p>
          </draw:text-box>
        </draw:frame>
        <draw:frame draw:style-name="gr2" draw:text-style-name="P3" draw:layer="layout" svg:width="8.676cm" svg:height="0.433cm" svg:x="2.004cm" svg:y="9.153cm">
          <draw:text-box>
            <text:p text:style-name="P2"><text:span text:style-name="T2">Können die Räume auch noch bearbeitet werden?</text:span></text:p>
          </draw:text-box>
        </draw:frame>
        <draw:frame draw:style-name="gr2" draw:text-style-name="P3" draw:layer="layout" svg:width="6.217cm" svg:height="0.433cm" svg:x="2.004cm" svg:y="10.045cm">
          <draw:text-box>
            <text:p text:style-name="P2"><text:span text:style-name="T1">Use Case 2: Im System einloggen</text:span></text:p>
          </draw:text-box>
        </draw:frame>
        <draw:line draw:style-name="gr1" draw:text-style-name="P1" draw:layer="layout" svg:x1="2.003cm" svg:y1="11.32cm" svg:x2="4.441cm" svg:y2="11.32cm">
          <text:p/>
        </draw:line>
        <draw:frame draw:style-name="gr2" draw:text-style-name="P3" draw:layer="layout" svg:width="2.559cm" svg:height="0.433cm" svg:x="2.004cm" svg:y="10.938cm">
          <draw:text-box>
            <text:p text:style-name="P2"><text:span text:style-name="T2">Primary Actor: </text:span></text:p>
          </draw:text-box>
        </draw:frame>
        <draw:frame draw:style-name="gr2" draw:text-style-name="P3" draw:layer="layout" svg:width="1.75cm" svg:height="0.433cm" svg:x="2.004cm" svg:y="11.386cm">
          <draw:text-box>
            <text:p text:style-name="P2"><text:span text:style-name="T2">Bewohner</text:span></text:p>
          </draw:text-box>
        </draw:frame>
        <draw:line draw:style-name="gr1" draw:text-style-name="P1" draw:layer="layout" svg:x1="2.003cm" svg:y1="12.213cm" svg:x2="6.533cm" svg:y2="12.213cm">
          <text:p/>
        </draw:line>
        <draw:frame draw:style-name="gr2" draw:text-style-name="P3" draw:layer="layout" svg:width="4.663cm" svg:height="0.433cm" svg:x="2.004cm" svg:y="11.83cm">
          <draw:text-box>
            <text:p text:style-name="P2"><text:span text:style-name="T2">Stakeholder and Interests: </text:span></text:p>
          </draw:text-box>
        </draw:frame>
        <draw:frame draw:style-name="gr2" draw:text-style-name="P3" draw:layer="layout" svg:width="10.475cm" svg:height="0.433cm" svg:x="2.004cm" svg:y="12.278cm">
          <draw:text-box>
            <text:p text:style-name="P2"><text:span text:style-name="T2">Bewohner möchte sich bei seinem privaten Konto anmelden.</text:span></text:p>
          </draw:text-box>
        </draw:frame>
        <draw:line draw:style-name="gr1" draw:text-style-name="P1" draw:layer="layout" svg:x1="2.003cm" svg:y1="13.105cm" svg:x2="4.462cm" svg:y2="13.105cm">
          <text:p/>
        </draw:line>
        <draw:frame draw:style-name="gr2" draw:text-style-name="P3" draw:layer="layout" svg:width="2.576cm" svg:height="0.433cm" svg:x="2.004cm" svg:y="12.723cm">
          <draw:text-box>
            <text:p text:style-name="P2"><text:span text:style-name="T2">Preconditions: </text:span></text:p>
          </draw:text-box>
        </draw:frame>
        <draw:frame draw:style-name="gr2" draw:text-style-name="P3" draw:layer="layout" svg:width="3.812cm" svg:height="0.433cm" svg:x="2.004cm" svg:y="13.171cm">
          <draw:text-box>
            <text:p text:style-name="P2"><text:span text:style-name="T2">UC0 muss erfüllt sein.</text:span></text:p>
          </draw:text-box>
        </draw:frame>
        <draw:line draw:style-name="gr1" draw:text-style-name="P1" draw:layer="layout" svg:x1="2.003cm" svg:y1="13.998cm" svg:x2="4.635cm" svg:y2="13.998cm">
          <text:p/>
        </draw:line>
        <draw:frame draw:style-name="gr2" draw:text-style-name="P3" draw:layer="layout" svg:width="2.749cm" svg:height="0.433cm" svg:x="2.004cm" svg:y="13.615cm">
          <draw:text-box>
            <text:p text:style-name="P2"><text:span text:style-name="T2">Postconditions: </text:span></text:p>
          </draw:text-box>
        </draw:frame>
        <draw:frame draw:style-name="gr2" draw:text-style-name="P3" draw:layer="layout" svg:width="11.026cm" svg:height="0.433cm" svg:x="2.004cm" svg:y="14.063cm">
          <draw:text-box>
            <text:p text:style-name="P2"><text:span text:style-name="T2">Benutzer ist angemeldet; Zugriff auf privaten Teilplan ist möglich</text:span></text:p>
          </draw:text-box>
        </draw:frame>
        <draw:line draw:style-name="gr1" draw:text-style-name="P1" draw:layer="layout" svg:x1="2.003cm" svg:y1="14.89cm" svg:x2="3.989cm" svg:y2="14.89cm">
          <text:p/>
        </draw:line>
        <draw:frame draw:style-name="gr2" draw:text-style-name="P3" draw:layer="layout" svg:width="1.987cm" svg:height="0.433cm" svg:x="2.004cm" svg:y="14.508cm">
          <draw:text-box>
            <text:p text:style-name="P2"><text:span text:style-name="T2">Basic Flow:</text:span></text:p>
          </draw:text-box>
        </draw:frame>
        <draw:frame draw:style-name="gr2" draw:text-style-name="P3" draw:layer="layout" svg:width="0.387cm" svg:height="0.433cm" svg:x="2.004cm" svg:y="14.956cm">
          <draw:text-box>
            <text:p text:style-name="P2"><text:span text:style-name="T2">1.</text:span></text:p>
          </draw:text-box>
        </draw:frame>
        <draw:frame draw:style-name="gr2" draw:text-style-name="P3" draw:layer="layout" svg:width="5.124cm" svg:height="0.433cm" svg:x="2.639cm" svg:y="14.956cm">
          <draw:text-box>
            <text:p text:style-name="P2"><text:span text:style-name="T2">Nutzer startet das Programm.</text:span></text:p>
          </draw:text-box>
        </draw:frame>
        <draw:frame draw:style-name="gr2" draw:text-style-name="P3" draw:layer="layout" svg:width="0.387cm" svg:height="0.433cm" svg:x="2.004cm" svg:y="15.4cm">
          <draw:text-box>
            <text:p text:style-name="P2"><text:span text:style-name="T2">2.</text:span></text:p>
          </draw:text-box>
        </draw:frame>
        <draw:frame draw:style-name="gr2" draw:text-style-name="P3" draw:layer="layout" svg:width="4.866cm" svg:height="0.433cm" svg:x="2.639cm" svg:y="15.4cm">
          <draw:text-box>
            <text:p text:style-name="P2"><text:span text:style-name="T2">System öffnet Dialogfenster.</text:span></text:p>
          </draw:text-box>
        </draw:frame>
        <draw:frame draw:style-name="gr2" draw:text-style-name="P3" draw:layer="layout" svg:width="0.387cm" svg:height="0.433cm" svg:x="2.004cm" svg:y="15.848cm">
          <draw:text-box>
            <text:p text:style-name="P2"><text:span text:style-name="T2">3.</text:span></text:p>
          </draw:text-box>
        </draw:frame>
        <draw:frame draw:style-name="gr2" draw:text-style-name="P3" draw:layer="layout" svg:width="10.289cm" svg:height="0.433cm" svg:x="2.639cm" svg:y="15.848cm">
          <draw:text-box>
            <text:p text:style-name="P2"><text:span text:style-name="T2">Nutzer gibt Benutzernamen und Passwort ein und bestätigt.</text:span></text:p>
          </draw:text-box>
        </draw:frame>
        <draw:frame draw:style-name="gr2" draw:text-style-name="P3" draw:layer="layout" svg:width="0.387cm" svg:height="0.433cm" svg:x="2.004cm" svg:y="16.293cm">
          <draw:text-box>
            <text:p text:style-name="P2"><text:span text:style-name="T2">4.</text:span></text:p>
          </draw:text-box>
        </draw:frame>
        <draw:frame draw:style-name="gr2" draw:text-style-name="P3" draw:layer="layout" svg:width="4.616cm" svg:height="0.433cm" svg:x="2.639cm" svg:y="16.293cm">
          <draw:text-box>
            <text:p text:style-name="P2"><text:span text:style-name="T2">System überprüft Eingabe.</text:span></text:p>
          </draw:text-box>
        </draw:frame>
        <draw:frame draw:style-name="gr2" draw:text-style-name="P3" draw:layer="layout" svg:width="0.387cm" svg:height="0.433cm" svg:x="2.004cm" svg:y="16.741cm">
          <draw:text-box>
            <text:p text:style-name="P2"><text:span text:style-name="T2">5.</text:span></text:p>
          </draw:text-box>
        </draw:frame>
        <draw:frame draw:style-name="gr2" draw:text-style-name="P3" draw:layer="layout" svg:width="15.403cm" svg:height="0.433cm" svg:x="2.639cm" svg:y="16.741cm">
          <draw:text-box>
            <text:p text:style-name="P2"><text:span text:style-name="T2">Bei korrekter Eingabe, Nutzer ist angemeldet und wird auf privaten Teilplan weitergeleitet.</text:span></text:p>
          </draw:text-box>
        </draw:frame>
        <draw:line draw:style-name="gr1" draw:text-style-name="P1" draw:layer="layout" svg:x1="2.003cm" svg:y1="17.568cm" svg:x2="4.011cm" svg:y2="17.568cm">
          <text:p/>
        </draw:line>
        <draw:frame draw:style-name="gr2" draw:text-style-name="P3" draw:layer="layout" svg:width="2.123cm" svg:height="0.433cm" svg:x="2.004cm" svg:y="17.185cm">
          <draw:text-box>
            <text:p text:style-name="P2"><text:span text:style-name="T2">Extensions: </text:span></text:p>
          </draw:text-box>
        </draw:frame>
        <draw:frame draw:style-name="gr2" draw:text-style-name="P3" draw:layer="layout" svg:width="17.028cm" svg:height="0.433cm" svg:x="2.004cm" svg:y="17.633cm">
          <draw:text-box>
            <text:p text:style-name="P2"><text:span text:style-name="T2">5b. Bei inkorrekter Eingabe, System fordert zu erneuter Eingabe des Nutzernamens und Passwort </text:span></text:p>
          </draw:text-box>
        </draw:frame>
        <draw:frame draw:style-name="gr2" draw:text-style-name="P3" draw:layer="layout" svg:width="0.654cm" svg:height="0.433cm" svg:x="2.004cm" svg:y="18.078cm">
          <draw:text-box>
            <text:p text:style-name="P2"><text:span text:style-name="T2">auf.</text:span></text:p>
          </draw:text-box>
        </draw:frame>
        <draw:line draw:style-name="gr1" draw:text-style-name="P1" draw:layer="layout" svg:x1="2.003cm" svg:y1="19.353cm" svg:x2="5.909cm" svg:y2="19.353cm">
          <text:p/>
        </draw:line>
        <draw:frame draw:style-name="gr2" draw:text-style-name="P3" draw:layer="layout" svg:width="4.134cm" svg:height="0.433cm" svg:x="2.004cm" svg:y="18.97cm">
          <draw:text-box>
            <text:p text:style-name="P2"><text:span text:style-name="T2">Special Requirements: /</text:span></text:p>
          </draw:text-box>
        </draw:frame>
        <draw:line draw:style-name="gr1" draw:text-style-name="P1" draw:layer="layout" svg:x1="2.003cm" svg:y1="19.801cm" svg:x2="7.909cm" svg:y2="19.801cm">
          <text:p/>
        </draw:line>
        <draw:frame draw:style-name="gr2" draw:text-style-name="P3" draw:layer="layout" svg:width="5.92cm" svg:height="0.433cm" svg:x="2.004cm" svg:y="19.418cm">
          <draw:text-box>
            <text:p text:style-name="P2"><text:span text:style-name="T2">Technology &amp; Data Variation List: /</text:span></text:p>
          </draw:text-box>
        </draw:frame>
        <draw:line draw:style-name="gr1" draw:text-style-name="P1" draw:layer="layout" svg:x1="2.003cm" svg:y1="20.245cm" svg:x2="3.947cm" svg:y2="20.245cm">
          <text:p/>
        </draw:line>
        <draw:frame draw:style-name="gr2" draw:text-style-name="P3" draw:layer="layout" svg:width="5.002cm" svg:height="0.433cm" svg:x="2.004cm" svg:y="19.863cm">
          <draw:text-box>
            <text:p text:style-name="P2"><text:span text:style-name="T2">Frequency: Mehrmals täglich</text:span></text:p>
          </draw:text-box>
        </draw:frame>
        <draw:line draw:style-name="gr1" draw:text-style-name="P1" draw:layer="layout" svg:x1="2.003cm" svg:y1="20.693cm" svg:x2="4.508cm" svg:y2="20.693cm">
          <text:p/>
        </draw:line>
        <draw:frame draw:style-name="gr2" draw:text-style-name="P3" draw:layer="layout" svg:width="2.521cm" svg:height="0.433cm" svg:x="2.004cm" svg:y="20.311cm">
          <draw:text-box>
            <text:p text:style-name="P2"><text:span text:style-name="T2">Open Issues: /</text:span></text:p>
          </draw:text-box>
        </draw:frame>
      </draw:page>
      <draw:page draw:name="page3" draw:style-name="dp1" draw:master-page-name="master-page20">
        <draw:frame draw:style-name="gr2" draw:text-style-name="P3" draw:layer="layout" svg:width="5.709cm" svg:height="0.433cm" svg:x="2.004cm" svg:y="2.012cm">
          <draw:text-box>
            <text:p text:style-name="P2"><text:span text:style-name="T1">Use Case 3: Termine verwalten</text:span></text:p>
          </draw:text-box>
        </draw:frame>
        <draw:line draw:style-name="gr1" draw:text-style-name="P1" draw:layer="layout" svg:x1="2.003cm" svg:y1="3.287cm" svg:x2="4.441cm" svg:y2="3.287cm">
          <text:p/>
        </draw:line>
        <draw:frame draw:style-name="gr2" draw:text-style-name="P3" draw:layer="layout" svg:width="2.559cm" svg:height="0.433cm" svg:x="2.004cm" svg:y="2.905cm">
          <draw:text-box>
            <text:p text:style-name="P2"><text:span text:style-name="T2">Primary Actor: </text:span></text:p>
          </draw:text-box>
        </draw:frame>
        <draw:frame draw:style-name="gr2" draw:text-style-name="P3" draw:layer="layout" svg:width="1.75cm" svg:height="0.433cm" svg:x="2.004cm" svg:y="3.353cm">
          <draw:text-box>
            <text:p text:style-name="P2"><text:span text:style-name="T2">Bewohner</text:span></text:p>
          </draw:text-box>
        </draw:frame>
        <draw:line draw:style-name="gr1" draw:text-style-name="P1" draw:layer="layout" svg:x1="2.003cm" svg:y1="4.18cm" svg:x2="6.533cm" svg:y2="4.18cm">
          <text:p/>
        </draw:line>
        <draw:frame draw:style-name="gr2" draw:text-style-name="P3" draw:layer="layout" svg:width="4.663cm" svg:height="0.433cm" svg:x="2.004cm" svg:y="3.797cm">
          <draw:text-box>
            <text:p text:style-name="P2"><text:span text:style-name="T2">Stakeholder and Interests: </text:span></text:p>
          </draw:text-box>
        </draw:frame>
        <draw:frame draw:style-name="gr2" draw:text-style-name="P3" draw:layer="layout" svg:width="10.628cm" svg:height="0.433cm" svg:x="2.004cm" svg:y="4.246cm">
          <draw:text-box>
            <text:p text:style-name="P2"><text:span text:style-name="T2">Bewohner möchte, dass Termine korrekt eingetragen werden.</text:span></text:p>
          </draw:text-box>
        </draw:frame>
        <draw:frame draw:style-name="gr2" draw:text-style-name="P3" draw:layer="layout" svg:width="15.424cm" svg:height="0.433cm" svg:x="2.004cm" svg:y="4.69cm">
          <draw:text-box>
            <text:p text:style-name="P2"><text:span text:style-name="T2">Mitbewohner wollen, dass gemeinschaftliche Termine für alle korrekt eingetragen werden.</text:span></text:p>
          </draw:text-box>
        </draw:frame>
        <draw:line draw:style-name="gr1" draw:text-style-name="P1" draw:layer="layout" svg:x1="2.003cm" svg:y1="5.52cm" svg:x2="4.462cm" svg:y2="5.52cm">
          <text:p/>
        </draw:line>
        <draw:frame draw:style-name="gr2" draw:text-style-name="P3" draw:layer="layout" svg:width="2.576cm" svg:height="0.433cm" svg:x="2.004cm" svg:y="5.138cm">
          <draw:text-box>
            <text:p text:style-name="P2"><text:span text:style-name="T2">Preconditions: </text:span></text:p>
          </draw:text-box>
        </draw:frame>
        <draw:frame draw:style-name="gr2" draw:text-style-name="P3" draw:layer="layout" svg:width="6.881cm" svg:height="0.433cm" svg:x="2.004cm" svg:y="5.583cm">
          <draw:text-box>
            <text:p text:style-name="P2"><text:span text:style-name="T2">UC0, UC1 und UC2 müssen erfüllt sein.</text:span></text:p>
          </draw:text-box>
        </draw:frame>
        <draw:line draw:style-name="gr1" draw:text-style-name="P1" draw:layer="layout" svg:x1="2.003cm" svg:y1="6.413cm" svg:x2="4.635cm" svg:y2="6.413cm">
          <text:p/>
        </draw:line>
        <draw:frame draw:style-name="gr2" draw:text-style-name="P3" draw:layer="layout" svg:width="2.749cm" svg:height="0.433cm" svg:x="2.004cm" svg:y="6.031cm">
          <draw:text-box>
            <text:p text:style-name="P2"><text:span text:style-name="T2">Postconditions: </text:span></text:p>
          </draw:text-box>
        </draw:frame>
        <draw:frame draw:style-name="gr2" draw:text-style-name="P3" draw:layer="layout" svg:width="13.303cm" svg:height="0.433cm" svg:x="2.004cm" svg:y="6.475cm">
          <draw:text-box>
            <text:p text:style-name="P2"><text:span text:style-name="T2">Termin hinzugefügt/bearbeitet/gelöscht und mit den Teilplänen synchronisiert.</text:span></text:p>
          </draw:text-box>
        </draw:frame>
        <draw:line draw:style-name="gr1" draw:text-style-name="P1" draw:layer="layout" svg:x1="2.003cm" svg:y1="7.306cm" svg:x2="3.989cm" svg:y2="7.306cm">
          <text:p/>
        </draw:line>
        <draw:frame draw:style-name="gr2" draw:text-style-name="P3" draw:layer="layout" svg:width="1.987cm" svg:height="0.433cm" svg:x="2.004cm" svg:y="6.923cm">
          <draw:text-box>
            <text:p text:style-name="P2"><text:span text:style-name="T2">Basic Flow:</text:span></text:p>
          </draw:text-box>
        </draw:frame>
        <draw:frame draw:style-name="gr2" draw:text-style-name="P3" draw:layer="layout" svg:width="6.36cm" svg:height="0.433cm" svg:x="2.004cm" svg:y="7.368cm">
          <draw:text-box>
            <text:p text:style-name="P2"><text:span text:style-name="T2">1. Nutzer wählt Tag im Kalender aus.</text:span></text:p>
          </draw:text-box>
        </draw:frame>
        <draw:frame draw:style-name="gr2" draw:text-style-name="P3" draw:layer="layout" svg:width="5.302cm" svg:height="0.433cm" svg:x="2.004cm" svg:y="7.816cm">
          <draw:text-box>
            <text:p text:style-name="P2"><text:span text:style-name="T2">2. System öffnet Dialogfenster.</text:span></text:p>
          </draw:text-box>
        </draw:frame>
        <draw:frame draw:style-name="gr2" draw:text-style-name="P3" draw:layer="layout" svg:width="13.942cm" svg:height="0.433cm" svg:x="2.004cm" svg:y="8.26cm">
          <draw:text-box>
            <text:p text:style-name="P2"><text:span text:style-name="T2">3. Nutzer wählt, ob er einen Termin hinzufügen, bearbeiten oder löschen möchte.</text:span></text:p>
          </draw:text-box>
        </draw:frame>
        <draw:frame draw:style-name="gr2" draw:text-style-name="P3" draw:layer="layout" svg:width="3.825cm" svg:height="0.433cm" svg:x="2.639cm" svg:y="8.708cm">
          <draw:text-box>
            <text:p text:style-name="P2"><text:span text:style-name="T2">3.a Termin hinzufügen</text:span></text:p>
          </draw:text-box>
        </draw:frame>
        <draw:frame draw:style-name="gr2" draw:text-style-name="P3" draw:layer="layout" svg:width="15.411cm" svg:height="0.433cm" svg:x="3.274cm" svg:y="9.153cm">
          <draw:text-box>
            <text:p text:style-name="P2"><text:span text:style-name="T2">3.a.1 Nutzer benennt den Termin, wählt Uhrzeit und Dauer aus und bestätigt die Eingabe.</text:span></text:p>
          </draw:text-box>
        </draw:frame>
        <draw:frame draw:style-name="gr2" draw:text-style-name="P3" draw:layer="layout" svg:width="12.647cm" svg:height="0.433cm" svg:x="3.274cm" svg:y="9.601cm">
          <draw:text-box>
            <text:p text:style-name="P2"><text:span text:style-name="T2">3.a.2 System speichert den Termin und kehrt zur Kalenderansicht zurück.</text:span></text:p>
          </draw:text-box>
        </draw:frame>
        <draw:frame draw:style-name="gr2" draw:text-style-name="P3" draw:layer="layout" svg:width="3.761cm" svg:height="0.433cm" svg:x="2.639cm" svg:y="10.045cm">
          <draw:text-box>
            <text:p text:style-name="P2"><text:span text:style-name="T2">3.b Termin bearbeiten</text:span></text:p>
          </draw:text-box>
        </draw:frame>
        <draw:frame draw:style-name="gr2" draw:text-style-name="P3" draw:layer="layout" svg:width="15.742cm" svg:height="0.433cm" svg:x="3.274cm" svg:y="10.493cm">
          <draw:text-box>
            <text:p text:style-name="P2"><text:span text:style-name="T2">3.b.1 Nutzer gibt geänderten Namen, Uhrzeit und/oder Dauer des Termins ein und bestätigt</text:span></text:p>
          </draw:text-box>
        </draw:frame>
        <draw:frame draw:style-name="gr2" draw:text-style-name="P3" draw:layer="layout" svg:width="2.572cm" svg:height="0.433cm" svg:x="3.274cm" svg:y="10.938cm">
          <draw:text-box>
            <text:p text:style-name="P2"><text:span text:style-name="T2">seine Eingabe.</text:span></text:p>
          </draw:text-box>
        </draw:frame>
        <draw:frame draw:style-name="gr2" draw:text-style-name="P3" draw:layer="layout" svg:width="12.647cm" svg:height="0.433cm" svg:x="3.274cm" svg:y="11.386cm">
          <draw:text-box>
            <text:p text:style-name="P2"><text:span text:style-name="T2">3.b.2 System speichert den Termin und kehrt zur Kalenderansicht zurück.</text:span></text:p>
          </draw:text-box>
        </draw:frame>
        <draw:frame draw:style-name="gr2" draw:text-style-name="P3" draw:layer="layout" svg:width="3.241cm" svg:height="0.433cm" svg:x="2.639cm" svg:y="11.83cm">
          <draw:text-box>
            <text:p text:style-name="P2"><text:span text:style-name="T2">3.c Termin löschen</text:span></text:p>
          </draw:text-box>
        </draw:frame>
        <draw:frame draw:style-name="gr2" draw:text-style-name="P3" draw:layer="layout" svg:width="8.562cm" svg:height="0.433cm" svg:x="3.274cm" svg:y="12.278cm">
          <draw:text-box>
            <text:p text:style-name="P2"><text:span text:style-name="T2">3.c.1 Nutzer wählt „Termin löschen“ und bestätigt.</text:span></text:p>
          </draw:text-box>
        </draw:frame>
        <draw:frame draw:style-name="gr2" draw:text-style-name="P3" draw:layer="layout" svg:width="12.063cm" svg:height="0.433cm" svg:x="3.274cm" svg:y="12.723cm">
          <draw:text-box>
            <text:p text:style-name="P2"><text:span text:style-name="T2">3.c.2 System löscht den Termin und kehrt zur Kalenderansicht zurück.</text:span></text:p>
          </draw:text-box>
        </draw:frame>
        <draw:line draw:style-name="gr1" draw:text-style-name="P1" draw:layer="layout" svg:x1="2.003cm" svg:y1="13.998cm" svg:x2="6.124cm" svg:y2="13.998cm">
          <text:p/>
        </draw:line>
        <draw:frame draw:style-name="gr2" draw:text-style-name="P3" draw:layer="layout" svg:width="4.134cm" svg:height="0.433cm" svg:x="2.004cm" svg:y="13.615cm">
          <draw:text-box>
            <text:p text:style-name="P2"><text:span text:style-name="T2">Special Requirements: /</text:span></text:p>
          </draw:text-box>
        </draw:frame>
        <draw:line draw:style-name="gr1" draw:text-style-name="P1" draw:layer="layout" svg:x1="2.003cm" svg:y1="14.446cm" svg:x2="7.909cm" svg:y2="14.446cm">
          <text:p/>
        </draw:line>
        <draw:frame draw:style-name="gr2" draw:text-style-name="P3" draw:layer="layout" svg:width="5.92cm" svg:height="0.433cm" svg:x="2.004cm" svg:y="14.063cm">
          <draw:text-box>
            <text:p text:style-name="P2"><text:span text:style-name="T2">Technology &amp; Data Variation List: /</text:span></text:p>
          </draw:text-box>
        </draw:frame>
        <draw:line draw:style-name="gr1" draw:text-style-name="P1" draw:layer="layout" svg:x1="2.003cm" svg:y1="14.89cm" svg:x2="3.947cm" svg:y2="14.89cm">
          <text:p/>
        </draw:line>
        <draw:frame draw:style-name="gr2" draw:text-style-name="P3" draw:layer="layout" svg:width="2.059cm" svg:height="0.433cm" svg:x="2.004cm" svg:y="14.508cm">
          <draw:text-box>
            <text:p text:style-name="P2"><text:span text:style-name="T2">Frequency: </text:span></text:p>
          </draw:text-box>
        </draw:frame>
        <draw:frame draw:style-name="gr2" draw:text-style-name="P3" draw:layer="layout" svg:width="2.944cm" svg:height="0.433cm" svg:x="2.004cm" svg:y="14.956cm">
          <draw:text-box>
            <text:p text:style-name="P2"><text:span text:style-name="T2">Mehrmals täglich</text:span></text:p>
          </draw:text-box>
        </draw:frame>
        <draw:line draw:style-name="gr1" draw:text-style-name="P1" draw:layer="layout" svg:x1="2.003cm" svg:y1="15.783cm" svg:x2="4.289cm" svg:y2="15.783cm">
          <text:p/>
        </draw:line>
        <draw:frame draw:style-name="gr2" draw:text-style-name="P3" draw:layer="layout" svg:width="2.411cm" svg:height="0.433cm" svg:x="2.004cm" svg:y="15.4cm">
          <draw:text-box>
            <text:p text:style-name="P2"><text:span text:style-name="T2">Open Issues: </text:span></text:p>
          </draw:text-box>
        </draw:frame>
        <draw:frame draw:style-name="gr2" draw:text-style-name="P3" draw:layer="layout" svg:width="16.135cm" svg:height="0.433cm" svg:x="2.004cm" svg:y="15.848cm">
          <draw:text-box>
            <text:p text:style-name="P2"><text:span text:style-name="T2">Was passiert bei kollidierenden Terminen? Was passiert, wenn ein gemeinschaftlicher Termin </text:span></text:p>
          </draw:text-box>
        </draw:frame>
        <draw:frame draw:style-name="gr2" draw:text-style-name="P3" draw:layer="layout" svg:width="14.84cm" svg:height="0.433cm" svg:x="2.004cm" svg:y="16.293cm">
          <draw:text-box>
            <text:p text:style-name="P2"><text:span text:style-name="T2">eingetragen wird, an dem ein anderer Bewohner schon einen Termin eingetragen hat?</text:span></text:p>
          </draw:text-box>
        </draw:frame>
        <draw:frame draw:style-name="gr2" draw:text-style-name="P3" draw:layer="layout" svg:width="5.59cm" svg:height="0.433cm" svg:x="2.004cm" svg:y="17.185cm">
          <draw:text-box>
            <text:p text:style-name="P2"><text:span text:style-name="T1">Use Case 4: Ansicht wechseln</text:span></text:p>
          </draw:text-box>
        </draw:frame>
        <draw:line draw:style-name="gr1" draw:text-style-name="P1" draw:layer="layout" svg:x1="2.003cm" svg:y1="18.46cm" svg:x2="4.55cm" svg:y2="18.46cm">
          <text:p/>
        </draw:line>
        <draw:frame draw:style-name="gr2" draw:text-style-name="P3" draw:layer="layout" svg:width="2.559cm" svg:height="0.433cm" svg:x="2.004cm" svg:y="18.078cm">
          <draw:text-box>
            <text:p text:style-name="P2"><text:span text:style-name="T2">Primary Actor: </text:span></text:p>
          </draw:text-box>
        </draw:frame>
        <draw:frame draw:style-name="gr2" draw:text-style-name="P3" draw:layer="layout" svg:width="4.553cm" svg:height="0.433cm" svg:x="2.004cm" svg:y="18.526cm">
          <draw:text-box>
            <text:p text:style-name="P2"><text:span text:style-name="T2">Nutzer (WG-Mitbewohner)</text:span></text:p>
          </draw:text-box>
        </draw:frame>
        <draw:line draw:style-name="gr1" draw:text-style-name="P1" draw:layer="layout" svg:x1="2.003cm" svg:y1="19.353cm" svg:x2="6.533cm" svg:y2="19.353cm">
          <text:p/>
        </draw:line>
        <draw:frame draw:style-name="gr2" draw:text-style-name="P3" draw:layer="layout" svg:width="4.553cm" svg:height="0.433cm" svg:x="2.004cm" svg:y="18.97cm">
          <draw:text-box>
            <text:p text:style-name="P2"><text:span text:style-name="T2">Stakeholder and Interests:</text:span></text:p>
          </draw:text-box>
        </draw:frame>
        <draw:frame draw:style-name="gr2" draw:text-style-name="P3" draw:layer="layout" svg:width="16.47cm" svg:height="0.433cm" svg:x="2.004cm" svg:y="19.418cm">
          <draw:text-box>
            <text:p text:style-name="P2"><text:span text:style-name="T2">Bewohner möchte, dass ihm nach Auswahl der jeweils korrekte aktuelle Teilplan angezeigt wird.</text:span></text:p>
          </draw:text-box>
        </draw:frame>
        <draw:line draw:style-name="gr1" draw:text-style-name="P1" draw:layer="layout" svg:x1="2.003cm" svg:y1="20.245cm" svg:x2="4.462cm" svg:y2="20.245cm">
          <text:p/>
        </draw:line>
        <draw:frame draw:style-name="gr2" draw:text-style-name="P3" draw:layer="layout" svg:width="2.466cm" svg:height="0.433cm" svg:x="2.004cm" svg:y="19.863cm">
          <draw:text-box>
            <text:p text:style-name="P2"><text:span text:style-name="T2">Preconditions:</text:span></text:p>
          </draw:text-box>
        </draw:frame>
        <draw:frame draw:style-name="gr2" draw:text-style-name="P3" draw:layer="layout" svg:width="16.982cm" svg:height="0.433cm" svg:x="2.004cm" svg:y="20.311cm">
          <draw:text-box>
            <text:p text:style-name="P2"><text:span text:style-name="T2">UC0 und UC2 müssen erfüllt sein d.h. die WG muss erstellt worden sein und der Nutzer muss sich</text:span></text:p>
          </draw:text-box>
        </draw:frame>
        <draw:frame draw:style-name="gr2" draw:text-style-name="P3" draw:layer="layout" svg:width="5.023cm" svg:height="0.433cm" svg:x="2.004cm" svg:y="20.756cm">
          <draw:text-box>
            <text:p text:style-name="P2"><text:span text:style-name="T2">im System eingeloggt haben.</text:span></text:p>
          </draw:text-box>
        </draw:frame>
        <draw:line draw:style-name="gr1" draw:text-style-name="P1" draw:layer="layout" svg:x1="2.003cm" svg:y1="21.586cm" svg:x2="4.635cm" svg:y2="21.586cm">
          <text:p/>
        </draw:line>
        <draw:frame draw:style-name="gr2" draw:text-style-name="P3" draw:layer="layout" svg:width="2.639cm" svg:height="0.433cm" svg:x="2.004cm" svg:y="21.204cm">
          <draw:text-box>
            <text:p text:style-name="P2"><text:span text:style-name="T2">Postconditions:</text:span></text:p>
          </draw:text-box>
        </draw:frame>
        <draw:frame draw:style-name="gr2" draw:text-style-name="P3" draw:layer="layout" svg:width="10.894cm" svg:height="0.433cm" svg:x="2.004cm" svg:y="21.648cm">
          <draw:text-box>
            <text:p text:style-name="P2"><text:span text:style-name="T2">Der korrekte, aktuelle und ausgewählte Teilplan wird angezeigt.</text:span></text:p>
          </draw:text-box>
        </draw:frame>
        <draw:line draw:style-name="gr1" draw:text-style-name="P1" draw:layer="layout" svg:x1="2.003cm" svg:y1="22.479cm" svg:x2="6.166cm" svg:y2="22.479cm">
          <text:p/>
        </draw:line>
        <draw:frame draw:style-name="gr2" draw:text-style-name="P3" draw:layer="layout" svg:width="4.176cm" svg:height="0.433cm" svg:x="2.004cm" svg:y="22.096cm">
          <draw:text-box>
            <text:p text:style-name="P2"><text:span text:style-name="T2">Main Success Scenario:</text:span></text:p>
          </draw:text-box>
        </draw:frame>
        <draw:frame draw:style-name="gr2" draw:text-style-name="P3" draw:layer="layout" svg:width="11.347cm" svg:height="0.433cm" svg:x="2.004cm" svg:y="22.541cm">
          <draw:text-box>
            <text:p text:style-name="P2"><text:span text:style-name="T2">1. Das System bietet die Möglichkeit, einen Teilplan auszuwählen.</text:span></text:p>
          </draw:text-box>
        </draw:frame>
        <draw:frame draw:style-name="gr2" draw:text-style-name="P3" draw:layer="layout" svg:width="6.657cm" svg:height="0.433cm" svg:x="2.004cm" svg:y="22.989cm">
          <draw:text-box>
            <text:p text:style-name="P2"><text:span text:style-name="T2">2. Der Nutzer wählt einen Teilplan aus.</text:span></text:p>
          </draw:text-box>
        </draw:frame>
        <draw:frame draw:style-name="gr2" draw:text-style-name="P3" draw:layer="layout" svg:width="12.634cm" svg:height="0.433cm" svg:x="2.004cm" svg:y="23.433cm">
          <draw:text-box>
            <text:p text:style-name="P2"><text:span text:style-name="T2">3. Das System wechselt die Ansicht und zeigt den ausgewählten Plan an.</text:span></text:p>
          </draw:text-box>
        </draw:frame>
        <draw:frame draw:style-name="gr2" draw:text-style-name="P3" draw:layer="layout" svg:width="12.617cm" svg:height="0.433cm" svg:x="2.004cm" svg:y="23.881cm">
          <draw:text-box>
            <text:p text:style-name="P2"><text:span text:style-name="T2">4. Der Nutzer kann den Plan verwalten oder erneut die Ansicht wechseln.</text:span></text:p>
          </draw:text-box>
        </draw:frame>
        <draw:line draw:style-name="gr1" draw:text-style-name="P1" draw:layer="layout" svg:x1="2.003cm" svg:y1="24.708cm" svg:x2="3.947cm" svg:y2="24.708cm">
          <text:p/>
        </draw:line>
        <draw:frame draw:style-name="gr2" draw:text-style-name="P3" draw:layer="layout" svg:width="1.949cm" svg:height="0.433cm" svg:x="2.004cm" svg:y="24.326cm">
          <draw:text-box>
            <text:p text:style-name="P2"><text:span text:style-name="T2">Frequency:</text:span></text:p>
          </draw:text-box>
        </draw:frame>
        <draw:frame draw:style-name="gr2" draw:text-style-name="P3" draw:layer="layout" svg:width="1.992cm" svg:height="0.433cm" svg:x="2.004cm" svg:y="24.774cm">
          <draw:text-box>
            <text:p text:style-name="P2"><text:span text:style-name="T2">Sehr häufig</text:span></text:p>
          </draw:text-box>
        </draw:frame>
      </draw:page>
      <draw:page draw:name="page4" draw:style-name="dp1" draw:master-page-name="master-page20">
        <draw:frame draw:style-name="gr2" draw:text-style-name="P3" draw:layer="layout" svg:width="7.017cm" svg:height="0.433cm" svg:x="2.004cm" svg:y="2.012cm">
          <draw:text-box>
            <text:p text:style-name="P2"><text:span text:style-name="T1">Use Case 5: Pläne als Datei speichern</text:span></text:p>
          </draw:text-box>
        </draw:frame>
        <draw:line draw:style-name="gr1" draw:text-style-name="P1" draw:layer="layout" svg:x1="2.003cm" svg:y1="3.287cm" svg:x2="4.441cm" svg:y2="3.287cm">
          <text:p/>
        </draw:line>
        <draw:frame draw:style-name="gr2" draw:text-style-name="P3" draw:layer="layout" svg:width="2.559cm" svg:height="0.433cm" svg:x="2.004cm" svg:y="2.905cm">
          <draw:text-box>
            <text:p text:style-name="P2"><text:span text:style-name="T2">Primary Actor: </text:span></text:p>
          </draw:text-box>
        </draw:frame>
        <draw:frame draw:style-name="gr2" draw:text-style-name="P3" draw:layer="layout" svg:width="1.75cm" svg:height="0.433cm" svg:x="2.004cm" svg:y="3.416cm">
          <draw:text-box>
            <text:p text:style-name="P2"><text:span text:style-name="T2">Bewohner</text:span></text:p>
          </draw:text-box>
        </draw:frame>
        <draw:line draw:style-name="gr1" draw:text-style-name="P1" draw:layer="layout" svg:x1="2.003cm" svg:y1="4.31cm" svg:x2="6.727cm" svg:y2="4.31cm">
          <text:p/>
        </draw:line>
        <draw:frame draw:style-name="gr2" draw:text-style-name="P3" draw:layer="layout" svg:width="4.748cm" svg:height="0.433cm" svg:x="2.004cm" svg:y="3.928cm">
          <draw:text-box>
            <text:p text:style-name="P2"><text:span text:style-name="T2">Stakeholders and Interests:</text:span></text:p>
          </draw:text-box>
        </draw:frame>
        <draw:frame draw:style-name="gr2" draw:text-style-name="P3" draw:layer="layout" svg:width="10.636cm" svg:height="0.433cm" svg:x="2.004cm" svg:y="4.44cm">
          <draw:text-box>
            <text:p text:style-name="P2"><text:span text:style-name="T2">Bewohner will den gewählten Plan als Datei extern speichern.</text:span></text:p>
          </draw:text-box>
        </draw:frame>
        <draw:line draw:style-name="gr1" draw:text-style-name="P1" draw:layer="layout" svg:x1="2.003cm" svg:y1="5.334cm" svg:x2="4.462cm" svg:y2="5.334cm">
          <text:p/>
        </draw:line>
        <draw:frame draw:style-name="gr2" draw:text-style-name="P3" draw:layer="layout" svg:width="2.466cm" svg:height="0.433cm" svg:x="2.004cm" svg:y="4.951cm">
          <draw:text-box>
            <text:p text:style-name="P2"><text:span text:style-name="T2">Preconditions:</text:span></text:p>
          </draw:text-box>
        </draw:frame>
        <draw:frame draw:style-name="gr2" draw:text-style-name="P3" draw:layer="layout" svg:width="16.969cm" svg:height="0.433cm" svg:x="2.004cm" svg:y="5.463cm">
          <draw:text-box>
            <text:p text:style-name="P2"><text:span text:style-name="T2">UC0, UC2 und UC4 müssen erfüllt sein d.h der Nutzer hat die Ansicht des Planes geöffnet, den er </text:span></text:p>
          </draw:text-box>
        </draw:frame>
        <draw:frame draw:style-name="gr2" draw:text-style-name="P3" draw:layer="layout" svg:width="3.185cm" svg:height="0.433cm" svg:x="2.004cm" svg:y="5.974cm">
          <draw:text-box>
            <text:p text:style-name="P2"><text:span text:style-name="T2">speichern möchte.</text:span></text:p>
          </draw:text-box>
        </draw:frame>
        <draw:line draw:style-name="gr1" draw:text-style-name="P1" draw:layer="layout" svg:x1="2.003cm" svg:y1="6.868cm" svg:x2="4.441cm" svg:y2="6.868cm">
          <text:p/>
        </draw:line>
        <draw:frame draw:style-name="gr2" draw:text-style-name="P3" draw:layer="layout" svg:width="2.445cm" svg:height="0.433cm" svg:x="2.004cm" svg:y="6.486cm">
          <draw:text-box>
            <text:p text:style-name="P2"><text:span text:style-name="T2">Postcondition:</text:span></text:p>
          </draw:text-box>
        </draw:frame>
        <draw:frame draw:style-name="gr2" draw:text-style-name="P3" draw:layer="layout" svg:width="12.423cm" svg:height="0.433cm" svg:x="2.004cm" svg:y="6.997cm">
          <draw:text-box>
            <text:p text:style-name="P2"><text:span text:style-name="T2">Der ausgewählte Plan wurde in dem ausgewähltem Ordner gespeichert.</text:span></text:p>
          </draw:text-box>
        </draw:frame>
        <draw:line draw:style-name="gr1" draw:text-style-name="P1" draw:layer="layout" svg:x1="2.003cm" svg:y1="7.891cm" svg:x2="3.989cm" svg:y2="7.891cm">
          <text:p/>
        </draw:line>
        <draw:frame draw:style-name="gr2" draw:text-style-name="P3" draw:layer="layout" svg:width="1.987cm" svg:height="0.433cm" svg:x="2.004cm" svg:y="7.509cm">
          <draw:text-box>
            <text:p text:style-name="P2"><text:span text:style-name="T2">Basic Flow:</text:span></text:p>
          </draw:text-box>
        </draw:frame>
        <draw:frame draw:style-name="gr2" draw:text-style-name="P3" draw:layer="layout" svg:width="6.449cm" svg:height="0.433cm" svg:x="3.256cm" svg:y="8.02cm">
          <draw:text-box>
            <text:p text:style-name="P2"><text:span text:style-name="T2">1. User wählt die Speicheroption aus.</text:span></text:p>
          </draw:text-box>
        </draw:frame>
        <draw:frame draw:style-name="gr2" draw:text-style-name="P3" draw:layer="layout" svg:width="5.463cm" svg:height="0.433cm" svg:x="3.256cm" svg:y="8.532cm">
          <draw:text-box>
            <text:p text:style-name="P2"><text:span text:style-name="T2">2. User bestimmt den File Path.</text:span></text:p>
          </draw:text-box>
        </draw:frame>
        <draw:frame draw:style-name="gr2" draw:text-style-name="P3" draw:layer="layout" svg:width="6.758cm" svg:height="0.433cm" svg:x="3.256cm" svg:y="9.043cm">
          <draw:text-box>
            <text:p text:style-name="P2"><text:span text:style-name="T2">3. User bestätigt den Speichervorgang.</text:span></text:p>
          </draw:text-box>
        </draw:frame>
        <draw:frame draw:style-name="gr2" draw:text-style-name="P3" draw:layer="layout" svg:width="6.754cm" svg:height="0.433cm" svg:x="3.256cm" svg:y="9.555cm">
          <draw:text-box>
            <text:p text:style-name="P2"><text:span text:style-name="T2">4. Plan wird als Dokument gespeichert.</text:span></text:p>
          </draw:text-box>
        </draw:frame>
        <draw:line draw:style-name="gr1" draw:text-style-name="P1" draw:layer="layout" svg:x1="2.003cm" svg:y1="10.449cm" svg:x2="4.011cm" svg:y2="10.449cm">
          <text:p/>
        </draw:line>
        <draw:frame draw:style-name="gr2" draw:text-style-name="P3" draw:layer="layout" svg:width="2.013cm" svg:height="0.433cm" svg:x="2.004cm" svg:y="10.066cm">
          <draw:text-box>
            <text:p text:style-name="P2"><text:span text:style-name="T2">Extensions:</text:span></text:p>
          </draw:text-box>
        </draw:frame>
        <draw:frame draw:style-name="gr2" draw:text-style-name="P3" draw:layer="layout" svg:width="0.387cm" svg:height="0.433cm" svg:x="3.256cm" svg:y="10.578cm">
          <draw:text-box>
            <text:p text:style-name="P2"><text:span text:style-name="T2">-</text:span></text:p>
          </draw:text-box>
        </draw:frame>
        <draw:line draw:style-name="gr1" draw:text-style-name="P1" draw:layer="layout" svg:x1="2.003cm" svg:y1="11.472cm" svg:x2="5.909cm" svg:y2="11.472cm">
          <text:p/>
        </draw:line>
        <draw:frame draw:style-name="gr2" draw:text-style-name="P3" draw:layer="layout" svg:width="3.914cm" svg:height="0.433cm" svg:x="2.004cm" svg:y="11.089cm">
          <draw:text-box>
            <text:p text:style-name="P2"><text:span text:style-name="T2">Special Requirements:</text:span></text:p>
          </draw:text-box>
        </draw:frame>
        <draw:frame draw:style-name="gr2" draw:text-style-name="P3" draw:layer="layout" svg:width="0.387cm" svg:height="0.433cm" svg:x="3.256cm" svg:y="11.601cm">
          <draw:text-box>
            <text:p text:style-name="P2"><text:span text:style-name="T2">-</text:span></text:p>
          </draw:text-box>
        </draw:frame>
        <draw:line draw:style-name="gr1" draw:text-style-name="P1" draw:layer="layout" svg:x1="2.003cm" svg:y1="12.495cm" svg:x2="7.563cm" svg:y2="12.495cm">
          <text:p/>
        </draw:line>
        <draw:frame draw:style-name="gr2" draw:text-style-name="P3" draw:layer="layout" svg:width="5.569cm" svg:height="0.433cm" svg:x="2.004cm" svg:y="12.112cm">
          <draw:text-box>
            <text:p text:style-name="P2"><text:span text:style-name="T2">Technology and Data Variations:</text:span></text:p>
          </draw:text-box>
        </draw:frame>
        <draw:frame draw:style-name="gr2" draw:text-style-name="P3" draw:layer="layout" svg:width="0.387cm" svg:height="0.433cm" svg:x="3.256cm" svg:y="12.624cm">
          <draw:text-box>
            <text:p text:style-name="P2"><text:span text:style-name="T2">-</text:span></text:p>
          </draw:text-box>
        </draw:frame>
        <draw:line draw:style-name="gr1" draw:text-style-name="P1" draw:layer="layout" svg:x1="2.003cm" svg:y1="13.518cm" svg:x2="3.947cm" svg:y2="13.518cm">
          <text:p/>
        </draw:line>
        <draw:frame draw:style-name="gr2" draw:text-style-name="P3" draw:layer="layout" svg:width="1.949cm" svg:height="0.433cm" svg:x="2.004cm" svg:y="13.136cm">
          <draw:text-box>
            <text:p text:style-name="P2"><text:span text:style-name="T2">Frequency:</text:span></text:p>
          </draw:text-box>
        </draw:frame>
        <draw:frame draw:style-name="gr2" draw:text-style-name="P3" draw:layer="layout" svg:width="9.243cm" svg:height="0.433cm" svg:x="2.004cm" svg:y="13.647cm">
          <draw:text-box>
            <text:p text:style-name="P2"><text:span text:style-name="T2">einmal pro Woche / einmal pro Monat (WG-abhängig)</text:span></text:p>
          </draw:text-box>
        </draw:frame>
        <draw:line draw:style-name="gr1" draw:text-style-name="P1" draw:layer="layout" svg:x1="2.003cm" svg:y1="14.541cm" svg:x2="4.289cm" svg:y2="14.541cm">
          <text:p/>
        </draw:line>
        <draw:frame draw:style-name="gr2" draw:text-style-name="P3" draw:layer="layout" svg:width="2.301cm" svg:height="0.433cm" svg:x="2.004cm" svg:y="14.159cm">
          <draw:text-box>
            <text:p text:style-name="P2"><text:span text:style-name="T2">Open Issues:</text:span></text:p>
          </draw:text-box>
        </draw:frame>
        <draw:frame draw:style-name="gr2" draw:text-style-name="P3" draw:layer="layout" svg:width="5.319cm" svg:height="0.433cm" svg:x="2.004cm" svg:y="14.67cm">
          <draw:text-box>
            <text:p text:style-name="P2"><text:span text:style-name="T2">Speicherformat (pdf, ical ...etc)</text:span></text:p>
          </draw:text-box>
        </draw:frame>
        <draw:frame draw:style-name="gr2" draw:text-style-name="P3" draw:layer="layout" svg:width="8.265cm" svg:height="0.433cm" svg:x="2.004cm" svg:y="15.693cm">
          <draw:text-box>
            <text:p text:style-name="P2"><text:span text:style-name="T1">Use Case 6: Putzplanaufgaben konfigurieren</text:span></text:p>
          </draw:text-box>
        </draw:frame>
        <draw:line draw:style-name="gr1" draw:text-style-name="P1" draw:layer="layout" svg:x1="2.003cm" svg:y1="16.968cm" svg:x2="4.441cm" svg:y2="16.968cm">
          <text:p/>
        </draw:line>
        <draw:frame draw:style-name="gr2" draw:text-style-name="P3" draw:layer="layout" svg:width="2.449cm" svg:height="0.433cm" svg:x="2.004cm" svg:y="16.586cm">
          <draw:text-box>
            <text:p text:style-name="P2"><text:span text:style-name="T2">Primary Actor:</text:span></text:p>
          </draw:text-box>
        </draw:frame>
        <draw:frame draw:style-name="gr2" draw:text-style-name="P3" draw:layer="layout" svg:width="1.75cm" svg:height="0.433cm" svg:x="2.004cm" svg:y="17.034cm">
          <draw:text-box>
            <text:p text:style-name="P2"><text:span text:style-name="T2">Bewohner</text:span></text:p>
          </draw:text-box>
        </draw:frame>
        <draw:line draw:style-name="gr1" draw:text-style-name="P1" draw:layer="layout" svg:x1="2.003cm" svg:y1="17.861cm" svg:x2="6.533cm" svg:y2="17.861cm">
          <text:p/>
        </draw:line>
        <draw:frame draw:style-name="gr2" draw:text-style-name="P3" draw:layer="layout" svg:width="4.553cm" svg:height="0.433cm" svg:x="2.004cm" svg:y="17.478cm">
          <draw:text-box>
            <text:p text:style-name="P2"><text:span text:style-name="T2">Interests and Stakeholder:</text:span></text:p>
          </draw:text-box>
        </draw:frame>
        <draw:frame draw:style-name="gr2" draw:text-style-name="P3" draw:layer="layout" svg:width="15.742cm" svg:height="0.433cm" svg:x="2.004cm" svg:y="17.926cm">
          <draw:text-box>
            <text:p text:style-name="P2"><text:span text:style-name="T2">Bewohner möchte(n), dass die Aufgaben mit ihrer Häufigkeit richtig erstellt, bearbeitet bzw. </text:span></text:p>
          </draw:text-box>
        </draw:frame>
        <draw:frame draw:style-name="gr2" draw:text-style-name="P3" draw:layer="layout" svg:width="10.518cm" svg:height="0.433cm" svg:x="2.004cm" svg:y="18.371cm">
          <draw:text-box>
            <text:p text:style-name="P2"><text:span text:style-name="T2">gelöscht wurden und im Putzplan verwendet werden können.</text:span></text:p>
          </draw:text-box>
        </draw:frame>
        <draw:line draw:style-name="gr1" draw:text-style-name="P1" draw:layer="layout" svg:x1="2.003cm" svg:y1="19.201cm" svg:x2="4.462cm" svg:y2="19.201cm">
          <text:p/>
        </draw:line>
        <draw:frame draw:style-name="gr2" draw:text-style-name="P3" draw:layer="layout" svg:width="2.466cm" svg:height="0.433cm" svg:x="2.004cm" svg:y="18.819cm">
          <draw:text-box>
            <text:p text:style-name="P2"><text:span text:style-name="T2">Preconditions:</text:span></text:p>
          </draw:text-box>
        </draw:frame>
        <draw:frame draw:style-name="gr2" draw:text-style-name="P3" draw:layer="layout" svg:width="16.567cm" svg:height="0.433cm" svg:x="2.004cm" svg:y="19.263cm">
          <draw:text-box>
            <text:p text:style-name="P2"><text:span text:style-name="T2">UC0, UC2 und UC4 müssen erfüllt sein d.h der Nutzer muss eingeloggt, die WG erstellt und die </text:span></text:p>
          </draw:text-box>
        </draw:frame>
        <draw:frame draw:style-name="gr2" draw:text-style-name="P3" draw:layer="layout" svg:width="6.835cm" svg:height="0.433cm" svg:x="2.004cm" svg:y="19.711cm">
          <draw:text-box>
            <text:p text:style-name="P2"><text:span text:style-name="T2">Ansicht des Putzplans ausgewählt sein.</text:span></text:p>
          </draw:text-box>
        </draw:frame>
        <draw:line draw:style-name="gr1" draw:text-style-name="P1" draw:layer="layout" svg:x1="2.003cm" svg:y1="20.538cm" svg:x2="4.635cm" svg:y2="20.538cm">
          <text:p/>
        </draw:line>
        <draw:frame draw:style-name="gr2" draw:text-style-name="P3" draw:layer="layout" svg:width="2.639cm" svg:height="0.433cm" svg:x="2.004cm" svg:y="20.156cm">
          <draw:text-box>
            <text:p text:style-name="P2"><text:span text:style-name="T2">Postconditions:</text:span></text:p>
          </draw:text-box>
        </draw:frame>
        <draw:frame draw:style-name="gr2" draw:text-style-name="P3" draw:layer="layout" svg:width="16.423cm" svg:height="0.433cm" svg:x="2.004cm" svg:y="20.604cm">
          <draw:text-box>
            <text:p text:style-name="P2"><text:span text:style-name="T2">Die Putzplanaufgaben wurden erfolgreich hinzugefügt, bearbeitet bzw. gelöscht und können im </text:span></text:p>
          </draw:text-box>
        </draw:frame>
        <draw:frame draw:style-name="gr2" draw:text-style-name="P3" draw:layer="layout" svg:width="4.176cm" svg:height="0.433cm" svg:x="2.004cm" svg:y="21.048cm">
          <draw:text-box>
            <text:p text:style-name="P2"><text:span text:style-name="T2">UC8 verwendet werden.</text:span></text:p>
          </draw:text-box>
        </draw:frame>
        <draw:line draw:style-name="gr1" draw:text-style-name="P1" draw:layer="layout" svg:x1="2.003cm" svg:y1="21.879cm" svg:x2="3.989cm" svg:y2="21.879cm">
          <text:p/>
        </draw:line>
        <draw:frame draw:style-name="gr2" draw:text-style-name="P3" draw:layer="layout" svg:width="1.987cm" svg:height="0.433cm" svg:x="2.004cm" svg:y="21.496cm">
          <draw:text-box>
            <text:p text:style-name="P2"><text:span text:style-name="T2">Basic Flow:</text:span></text:p>
          </draw:text-box>
        </draw:frame>
        <draw:frame draw:style-name="gr2" draw:text-style-name="P3" draw:layer="layout" svg:width="12.152cm" svg:height="0.433cm" svg:x="2.004cm" svg:y="21.941cm">
          <draw:text-box>
            <text:p text:style-name="P2"><text:span text:style-name="T2">1. Der Nutzer wählt, dass er die Putzplanaufgaben bearbeiten möchte.</text:span></text:p>
          </draw:text-box>
        </draw:frame>
        <draw:frame draw:style-name="gr2" draw:text-style-name="P3" draw:layer="layout" svg:width="13.053cm" svg:height="0.433cm" svg:x="2.004cm" svg:y="22.389cm">
          <draw:text-box>
            <text:p text:style-name="P2"><text:span text:style-name="T2">2. Das System zeigt die bisher erstellten Aufgaben und deren Häufigkeit an.</text:span></text:p>
          </draw:text-box>
        </draw:frame>
        <draw:frame draw:style-name="gr2" draw:text-style-name="P3" draw:layer="layout" svg:width="14.099cm" svg:height="0.433cm" svg:x="2.004cm" svg:y="22.833cm">
          <draw:text-box>
            <text:p text:style-name="P2"><text:span text:style-name="T2">3. Der Nutzer wählt, ob er Aufgaben hinzufügen, bearbeiten oder löschen möchte.</text:span></text:p>
          </draw:text-box>
        </draw:frame>
        <draw:frame draw:style-name="gr2" draw:text-style-name="P3" draw:layer="layout" svg:width="4.087cm" svg:height="0.433cm" svg:x="3.256cm" svg:y="23.281cm">
          <draw:text-box>
            <text:p text:style-name="P2"><text:span text:style-name="T2">3.a Aufgabe hinzufügen</text:span></text:p>
          </draw:text-box>
        </draw:frame>
        <draw:frame draw:style-name="gr2" draw:text-style-name="P3" draw:layer="layout" svg:width="12.101cm" svg:height="0.433cm" svg:x="4.505cm" svg:y="23.726cm">
          <draw:text-box>
            <text:p text:style-name="P2"><text:span text:style-name="T2">3.a.1. Der Nutzer benennt die Aufgabe und gibt die Häufigkeit ein und </text:span></text:p>
          </draw:text-box>
        </draw:frame>
        <draw:frame draw:style-name="gr2" draw:text-style-name="P3" draw:layer="layout" svg:width="4.155cm" svg:height="0.433cm" svg:x="4.505cm" svg:y="24.174cm">
          <draw:text-box>
            <text:p text:style-name="P2"><text:span text:style-name="T2">bestätigt seine Eingabe.</text:span></text:p>
          </draw:text-box>
        </draw:frame>
        <draw:frame draw:style-name="gr2" draw:text-style-name="P3" draw:layer="layout" svg:width="11.639cm" svg:height="0.433cm" svg:x="4.505cm" svg:y="24.618cm">
          <draw:text-box>
            <text:p text:style-name="P2"><text:span text:style-name="T2">3.a.2. Das System speichert die Aufgabe ab und kehrt zu 2. zurück.</text:span></text:p>
          </draw:text-box>
        </draw:frame>
        <draw:frame draw:style-name="gr2" draw:text-style-name="P3" draw:layer="layout" svg:width="4.024cm" svg:height="0.433cm" svg:x="3.256cm" svg:y="25.066cm">
          <draw:text-box>
            <text:p text:style-name="P2"><text:span text:style-name="T2">3.b Aufgabe bearbeiten</text:span></text:p>
          </draw:text-box>
        </draw:frame>
        <draw:frame draw:style-name="gr2" draw:text-style-name="P3" draw:layer="layout" svg:width="13.011cm" svg:height="0.433cm" svg:x="4.505cm" svg:y="25.511cm">
          <draw:text-box>
            <text:p text:style-name="P2"><text:span text:style-name="T2">3.b.1 Der Nutzer kann die Namen der Aufgaben und ihre Häufigkeit ändern.</text:span></text:p>
          </draw:text-box>
        </draw:frame>
        <draw:frame draw:style-name="gr2" draw:text-style-name="P3" draw:layer="layout" svg:width="7.343cm" svg:height="0.433cm" svg:x="4.505cm" svg:y="25.959cm">
          <draw:text-box>
            <text:p text:style-name="P2"><text:span text:style-name="T2">3.b.2 Der Nutzer bestätigt seine Eingaben.</text:span></text:p>
          </draw:text-box>
        </draw:frame>
        <draw:frame draw:style-name="gr2" draw:text-style-name="P3" draw:layer="layout" svg:width="11.682cm" svg:height="0.433cm" svg:x="4.505cm" svg:y="26.403cm">
          <draw:text-box>
            <text:p text:style-name="P2"><text:span text:style-name="T2">3.b.3 Das System speichert die Änderungen und kehrt zu 2. zurück.</text:span></text:p>
          </draw:text-box>
        </draw:frame>
      </draw:page>
      <draw:page draw:name="page5" draw:style-name="dp1" draw:master-page-name="master-page23">
        <draw:frame draw:style-name="gr2" draw:text-style-name="P3" draw:layer="layout" svg:width="3.503cm" svg:height="0.433cm" svg:x="3.256cm" svg:y="2.46cm">
          <draw:text-box>
            <text:p text:style-name="P2"><text:span text:style-name="T2">3.c Aufgabe löschen</text:span></text:p>
          </draw:text-box>
        </draw:frame>
        <draw:frame draw:style-name="gr2" draw:text-style-name="P3" draw:layer="layout" svg:width="12.715cm" svg:height="0.433cm" svg:x="4.505cm" svg:y="2.905cm">
          <draw:text-box>
            <text:p text:style-name="P2"><text:span text:style-name="T2">3.c.1 Der Nutzer wählt die Aufgaben, die er löschen möchte und bestätigt </text:span></text:p>
          </draw:text-box>
        </draw:frame>
        <draw:frame draw:style-name="gr2" draw:text-style-name="P3" draw:layer="layout" svg:width="2.589cm" svg:height="0.433cm" svg:x="4.505cm" svg:y="3.353cm">
          <draw:text-box>
            <text:p text:style-name="P2"><text:span text:style-name="T2">seine Auswahl.</text:span></text:p>
          </draw:text-box>
        </draw:frame>
        <draw:frame draw:style-name="gr2" draw:text-style-name="P3" draw:layer="layout" svg:width="10.882cm" svg:height="0.433cm" svg:x="4.505cm" svg:y="3.797cm">
          <draw:text-box>
            <text:p text:style-name="P2"><text:span text:style-name="T2">3.c.2 Das System löscht die Aufgabe(n) und kehrt zu 2. zurück.</text:span></text:p>
          </draw:text-box>
        </draw:frame>
        <draw:frame draw:style-name="gr2" draw:text-style-name="P3" draw:layer="layout" svg:width="16.258cm" svg:height="0.433cm" svg:x="2.004cm" svg:y="4.246cm">
          <draw:text-box>
            <text:p text:style-name="P2"><text:span text:style-name="T2">4. Das System zeigt die bisher erstellten, aktuellen Aufgaben und deren Häufigkeit an und der </text:span></text:p>
          </draw:text-box>
        </draw:frame>
        <draw:frame draw:style-name="gr2" draw:text-style-name="P3" draw:layer="layout" svg:width="10.213cm" svg:height="0.433cm" svg:x="2.004cm" svg:y="4.69cm">
          <draw:text-box>
            <text:p text:style-name="P2"><text:span text:style-name="T2">Nutzer kann bei Bedarf zu einer anderen Ansicht wechseln.</text:span></text:p>
          </draw:text-box>
        </draw:frame>
        <draw:line draw:style-name="gr1" draw:text-style-name="P1" draw:layer="layout" svg:x1="2.003cm" svg:y1="5.965cm" svg:x2="3.947cm" svg:y2="5.965cm">
          <text:p/>
        </draw:line>
        <draw:frame draw:style-name="gr2" draw:text-style-name="P3" draw:layer="layout" svg:width="1.949cm" svg:height="0.433cm" svg:x="2.004cm" svg:y="5.583cm">
          <draw:text-box>
            <text:p text:style-name="P2"><text:span text:style-name="T2">Frequency:</text:span></text:p>
          </draw:text-box>
        </draw:frame>
        <draw:frame draw:style-name="gr2" draw:text-style-name="P3" draw:layer="layout" svg:width="1.103cm" svg:height="0.433cm" svg:x="2.004cm" svg:y="6.031cm">
          <draw:text-box>
            <text:p text:style-name="P2"><text:span text:style-name="T2">Selten</text:span></text:p>
          </draw:text-box>
        </draw:frame>
        <draw:line draw:style-name="gr1" draw:text-style-name="P1" draw:layer="layout" svg:x1="2.003cm" svg:y1="6.858cm" svg:x2="4.289cm" svg:y2="6.858cm">
          <text:p/>
        </draw:line>
        <draw:frame draw:style-name="gr2" draw:text-style-name="P3" draw:layer="layout" svg:width="2.301cm" svg:height="0.433cm" svg:x="2.004cm" svg:y="6.475cm">
          <draw:text-box>
            <text:p text:style-name="P2"><text:span text:style-name="T2">Open Issues:</text:span></text:p>
          </draw:text-box>
        </draw:frame>
        <draw:frame draw:style-name="gr2" draw:text-style-name="P3" draw:layer="layout" svg:width="16.664cm" svg:height="0.433cm" svg:x="2.004cm" svg:y="6.923cm">
          <draw:text-box>
            <text:p text:style-name="P2"><text:span text:style-name="T2">Werden die Änderungen mit dem aktuellen Putzplan synchronisiert oder gelten sie erst für einen </text:span></text:p>
          </draw:text-box>
        </draw:frame>
        <draw:frame draw:style-name="gr2" draw:text-style-name="P3" draw:layer="layout" svg:width="1.297cm" svg:height="0.433cm" svg:x="2.004cm" svg:y="7.435cm">
          <draw:text-box>
            <text:p text:style-name="P2"><text:span text:style-name="T2">neuen?</text:span></text:p>
          </draw:text-box>
        </draw:frame>
        <draw:frame draw:style-name="gr2" draw:text-style-name="P3" draw:layer="layout" svg:width="5.848cm" svg:height="0.433cm" svg:x="2.004cm" svg:y="8.458cm">
          <draw:text-box>
            <text:p text:style-name="P2"><text:span text:style-name="T1">Use Case 7: Putzplan verwalten</text:span></text:p>
          </draw:text-box>
        </draw:frame>
        <draw:line draw:style-name="gr1" draw:text-style-name="P1" draw:layer="layout" svg:x1="2.003cm" svg:y1="9.733cm" svg:x2="4.441cm" svg:y2="9.733cm">
          <text:p/>
        </draw:line>
        <draw:frame draw:style-name="gr2" draw:text-style-name="P3" draw:layer="layout" svg:width="2.449cm" svg:height="0.433cm" svg:x="2.004cm" svg:y="9.35cm">
          <draw:text-box>
            <text:p text:style-name="P2"><text:span text:style-name="T2">Primary Actor:</text:span></text:p>
          </draw:text-box>
        </draw:frame>
        <draw:frame draw:style-name="gr2" draw:text-style-name="P3" draw:layer="layout" svg:width="1.75cm" svg:height="0.433cm" svg:x="2.004cm" svg:y="9.795cm">
          <draw:text-box>
            <text:p text:style-name="P2"><text:span text:style-name="T2">Bewohner</text:span></text:p>
          </draw:text-box>
        </draw:frame>
        <draw:line draw:style-name="gr1" draw:text-style-name="P1" draw:layer="layout" svg:x1="2.003cm" svg:y1="10.625cm" svg:x2="6.533cm" svg:y2="10.625cm">
          <text:p/>
        </draw:line>
        <draw:frame draw:style-name="gr2" draw:text-style-name="P3" draw:layer="layout" svg:width="4.553cm" svg:height="0.433cm" svg:x="2.004cm" svg:y="10.243cm">
          <draw:text-box>
            <text:p text:style-name="P2"><text:span text:style-name="T2">Stakeholder and Interests:</text:span></text:p>
          </draw:text-box>
        </draw:frame>
        <draw:frame draw:style-name="gr2" draw:text-style-name="P3" draw:layer="layout" svg:width="16.673cm" svg:height="0.433cm" svg:x="2.004cm" svg:y="10.687cm">
          <draw:text-box>
            <text:p text:style-name="P2"><text:span text:style-name="T2">Bewohner möchte(n) einen Putzplan erstellen, ihn bearbeiten oder löschen und möchte(n), dass </text:span></text:p>
          </draw:text-box>
        </draw:frame>
        <draw:frame draw:style-name="gr2" draw:text-style-name="P3" draw:layer="layout" svg:width="15.492cm" svg:height="0.433cm" svg:x="2.004cm" svg:y="11.135cm">
          <draw:text-box>
            <text:p text:style-name="P2"><text:span text:style-name="T2">die einzelnen Aufgaben den Mitbewohnern korrekt zugeteilt und mit ihren privaten Plänen </text:span></text:p>
          </draw:text-box>
        </draw:frame>
        <draw:frame draw:style-name="gr2" draw:text-style-name="P3" draw:layer="layout" svg:width="4.007cm" svg:height="0.433cm" svg:x="2.004cm" svg:y="11.58cm">
          <draw:text-box>
            <text:p text:style-name="P2"><text:span text:style-name="T2">synchronisiert werden. </text:span></text:p>
          </draw:text-box>
        </draw:frame>
        <draw:line draw:style-name="gr1" draw:text-style-name="P1" draw:layer="layout" svg:x1="2.003cm" svg:y1="12.41cm" svg:x2="4.462cm" svg:y2="12.41cm">
          <text:p/>
        </draw:line>
        <draw:frame draw:style-name="gr2" draw:text-style-name="P3" draw:layer="layout" svg:width="2.466cm" svg:height="0.433cm" svg:x="2.004cm" svg:y="12.028cm">
          <draw:text-box>
            <text:p text:style-name="P2"><text:span text:style-name="T2">Preconditions:</text:span></text:p>
          </draw:text-box>
        </draw:frame>
        <draw:frame draw:style-name="gr2" draw:text-style-name="P3" draw:layer="layout" svg:width="16.961cm" svg:height="0.433cm" svg:x="2.004cm" svg:y="12.472cm">
          <draw:text-box>
            <text:p text:style-name="P2"><text:span text:style-name="T2">UC1, UC2, UC4 und UC6 müssen erfüllt sein d.h. die WG muss erstellt worden sein, Nutzer muss </text:span></text:p>
          </draw:text-box>
        </draw:frame>
        <draw:frame draw:style-name="gr2" draw:text-style-name="P3" draw:layer="layout" svg:width="16.961cm" svg:height="0.433cm" svg:x="2.004cm" svg:y="12.92cm">
          <draw:text-box>
            <text:p text:style-name="P2"><text:span text:style-name="T2">sich im System eingeloggt haben, die Ansicht des Putzplans muss gewählt und Putzplanaufgaben </text:span></text:p>
          </draw:text-box>
        </draw:frame>
        <draw:frame draw:style-name="gr2" draw:text-style-name="P3" draw:layer="layout" svg:width="4.938cm" svg:height="0.433cm" svg:x="2.004cm" svg:y="13.365cm">
          <draw:text-box>
            <text:p text:style-name="P2"><text:span text:style-name="T2">müssen erstellt worden sein.</text:span></text:p>
          </draw:text-box>
        </draw:frame>
        <draw:line draw:style-name="gr1" draw:text-style-name="P1" draw:layer="layout" svg:x1="2.003cm" svg:y1="14.195cm" svg:x2="4.635cm" svg:y2="14.195cm">
          <text:p/>
        </draw:line>
        <draw:frame draw:style-name="gr2" draw:text-style-name="P3" draw:layer="layout" svg:width="2.639cm" svg:height="0.433cm" svg:x="2.004cm" svg:y="13.813cm">
          <draw:text-box>
            <text:p text:style-name="P2"><text:span text:style-name="T2">Postconditions:</text:span></text:p>
          </draw:text-box>
        </draw:frame>
        <draw:frame draw:style-name="gr2" draw:text-style-name="P3" draw:layer="layout" svg:width="16.495cm" svg:height="0.433cm" svg:x="2.004cm" svg:y="14.257cm">
          <draw:text-box>
            <text:p text:style-name="P2"><text:span text:style-name="T2">Der Putzplan wurde verwaltet, die Änderungen wurden richtig eingetragen und mit den privaten </text:span></text:p>
          </draw:text-box>
        </draw:frame>
        <draw:frame draw:style-name="gr2" draw:text-style-name="P3" draw:layer="layout" svg:width="7.546cm" svg:height="0.433cm" svg:x="2.004cm" svg:y="14.705cm">
          <draw:text-box>
            <text:p text:style-name="P2"><text:span text:style-name="T2">Teilplänen aller Mitbewohner synchronisiert.</text:span></text:p>
          </draw:text-box>
        </draw:frame>
        <draw:line draw:style-name="gr1" draw:text-style-name="P1" draw:layer="layout" svg:x1="2.003cm" svg:y1="15.532cm" svg:x2="3.989cm" svg:y2="15.532cm">
          <text:p/>
        </draw:line>
        <draw:frame draw:style-name="gr2" draw:text-style-name="P3" draw:layer="layout" svg:width="1.987cm" svg:height="0.433cm" svg:x="2.004cm" svg:y="15.15cm">
          <draw:text-box>
            <text:p text:style-name="P2"><text:span text:style-name="T2">Basic Flow:</text:span></text:p>
          </draw:text-box>
        </draw:frame>
        <draw:frame draw:style-name="gr2" draw:text-style-name="P3" draw:layer="layout" svg:width="10.488cm" svg:height="0.433cm" svg:x="2.004cm" svg:y="15.598cm">
          <draw:text-box>
            <text:p text:style-name="P2"><text:span text:style-name="T2">1. Der Nutzer wählt, dass er den Putzplan verwalten möchte.</text:span></text:p>
          </draw:text-box>
        </draw:frame>
        <draw:frame draw:style-name="gr2" draw:text-style-name="P3" draw:layer="layout" svg:width="16.305cm" svg:height="0.433cm" svg:x="2.004cm" svg:y="16.042cm">
          <draw:text-box>
            <text:p text:style-name="P2"><text:span text:style-name="T2">2. Das System bietet die Möglichkeit den Putzplan zu erstellen, zu bearbeiten oder zu löschen.</text:span></text:p>
          </draw:text-box>
        </draw:frame>
        <draw:frame draw:style-name="gr2" draw:text-style-name="P3" draw:layer="layout" svg:width="3.854cm" svg:height="0.433cm" svg:x="3.256cm" svg:y="16.49cm">
          <draw:text-box>
            <text:p text:style-name="P2"><text:span text:style-name="T2">2.a Putzplan erstellen:</text:span></text:p>
          </draw:text-box>
        </draw:frame>
        <draw:frame draw:style-name="gr2" draw:text-style-name="P3" draw:layer="layout" svg:width="12.219cm" svg:height="0.433cm" svg:x="4.505cm" svg:y="16.935cm">
          <draw:text-box>
            <text:p text:style-name="P2"><text:span text:style-name="T2">2.a.1. Der Nutzer wählt, dass er eine neuen Putzplan erstellen möchte.</text:span></text:p>
          </draw:text-box>
        </draw:frame>
        <draw:frame draw:style-name="gr2" draw:text-style-name="P3" draw:layer="layout" svg:width="12.884cm" svg:height="0.433cm" svg:x="4.505cm" svg:y="17.383cm">
          <draw:text-box>
            <text:p text:style-name="P2"><text:span text:style-name="T2">2.a.2. Das System zeigt beständig eine Übersicht über die zu verteilenden </text:span></text:p>
          </draw:text-box>
        </draw:frame>
        <draw:frame draw:style-name="gr2" draw:text-style-name="P3" draw:layer="layout" svg:width="6.97cm" svg:height="0.433cm" svg:x="4.505cm" svg:y="17.827cm">
          <draw:text-box>
            <text:p text:style-name="P2"><text:span text:style-name="T2">Aufgabentypen und deren Häufigkeit an.</text:span></text:p>
          </draw:text-box>
        </draw:frame>
        <draw:frame draw:style-name="gr2" draw:text-style-name="P3" draw:layer="layout" svg:width="10.272cm" svg:height="0.433cm" svg:x="4.505cm" svg:y="18.275cm">
          <draw:text-box>
            <text:p text:style-name="P2"><text:span text:style-name="T2">2.a.3. Das System fordert zur Auswahl eines Zeitraums auf.</text:span></text:p>
          </draw:text-box>
        </draw:frame>
        <draw:frame draw:style-name="gr2" draw:text-style-name="P3" draw:layer="layout" svg:width="10.361cm" svg:height="0.433cm" svg:x="4.505cm" svg:y="18.72cm">
          <draw:text-box>
            <text:p text:style-name="P2"><text:span text:style-name="T2">2.a.4. Der Nutzer gibt den Zeitraum an und bestätigt diesen.</text:span></text:p>
          </draw:text-box>
        </draw:frame>
        <draw:frame draw:style-name="gr2" draw:text-style-name="P3" draw:layer="layout" svg:width="12.778cm" svg:height="0.433cm" svg:x="4.505cm" svg:y="19.168cm">
          <draw:text-box>
            <text:p text:style-name="P2"><text:span text:style-name="T2">2.a.5. Der Nutzer fügt neue Aufgaben hinzu bzw. verwaltet diese (UC 7.1).</text:span></text:p>
          </draw:text-box>
        </draw:frame>
        <draw:frame draw:style-name="gr2" draw:text-style-name="P3" draw:layer="layout" svg:width="10.285cm" svg:height="0.433cm" svg:x="4.505cm" svg:y="19.613cm">
          <draw:text-box>
            <text:p text:style-name="P2"><text:span text:style-name="T2">2.a.6. Das System zeigt die Aufgaben in einer Übersicht an.</text:span></text:p>
          </draw:text-box>
        </draw:frame>
        <draw:frame draw:style-name="gr2" draw:text-style-name="P3" draw:layer="layout" svg:width="9.197cm" svg:height="0.433cm" svg:x="4.505cm" svg:y="20.061cm">
          <draw:text-box>
            <text:p text:style-name="P2"><text:span text:style-name="T3">Schritt 5-6 wird wiederholt bis der Plan vollständig ist.</text:span></text:p>
          </draw:text-box>
        </draw:frame>
        <draw:frame draw:style-name="gr2" draw:text-style-name="P3" draw:layer="layout" svg:width="8.735cm" svg:height="0.433cm" svg:x="4.505cm" svg:y="20.505cm">
          <draw:text-box>
            <text:p text:style-name="P2"><text:span text:style-name="T2">2.a.7. Der Nutzer bestätigt den erstellten Putzplan.</text:span></text:p>
          </draw:text-box>
        </draw:frame>
        <draw:frame draw:style-name="gr2" draw:text-style-name="P3" draw:layer="layout" svg:width="14.069cm" svg:height="0.433cm" svg:x="4.505cm" svg:y="20.953cm">
          <draw:text-box>
            <text:p text:style-name="P2"><text:span text:style-name="T2">2.a.8. Das System speichert diesen ab und trägt die zugeteilten Aufgaben jeweils </text:span></text:p>
          </draw:text-box>
        </draw:frame>
        <draw:frame draw:style-name="gr2" draw:text-style-name="P3" draw:layer="layout" svg:width="10.344cm" svg:height="0.433cm" svg:x="4.505cm" svg:y="21.398cm">
          <draw:text-box>
            <text:p text:style-name="P2"><text:span text:style-name="T2">korrekt in die privaten Pläne der einzelnen Mitbewohner ein.</text:span></text:p>
          </draw:text-box>
        </draw:frame>
        <draw:frame draw:style-name="gr2" draw:text-style-name="P3" draw:layer="layout" svg:width="4.113cm" svg:height="0.433cm" svg:x="3.256cm" svg:y="21.846cm">
          <draw:text-box>
            <text:p text:style-name="P2"><text:span text:style-name="T2">2.b Putzplan bearbeiten</text:span></text:p>
          </draw:text-box>
        </draw:frame>
        <draw:frame draw:style-name="gr2" draw:text-style-name="P3" draw:layer="layout" svg:width="7.753cm" svg:height="0.433cm" svg:x="4.505cm" svg:y="22.29cm">
          <draw:text-box>
            <text:p text:style-name="P2"><text:span text:style-name="T2">2.b.1. Nutzer wählt die Bearbeitungsfunktion.</text:span></text:p>
          </draw:text-box>
        </draw:frame>
        <draw:frame draw:style-name="gr2" draw:text-style-name="P3" draw:layer="layout" svg:width="10.454cm" svg:height="0.433cm" svg:x="4.505cm" svg:y="22.738cm">
          <draw:text-box>
            <text:p text:style-name="P2"><text:span text:style-name="T2">2.b.2 System fordert zur Wahl des Zeitraums bzw. Plans auf.</text:span></text:p>
          </draw:text-box>
        </draw:frame>
        <draw:frame draw:style-name="gr2" draw:text-style-name="P3" draw:layer="layout" svg:width="9.789cm" svg:height="0.433cm" svg:x="4.505cm" svg:y="23.183cm">
          <draw:text-box>
            <text:p text:style-name="P2"><text:span text:style-name="T2">2.b.3 Nutzer wählt diesen und System zeigt den Plan an.</text:span></text:p>
          </draw:text-box>
        </draw:frame>
        <draw:frame draw:style-name="gr2" draw:text-style-name="P3" draw:layer="layout" svg:width="10.48cm" svg:height="0.433cm" svg:x="4.505cm" svg:y="23.631cm">
          <draw:text-box>
            <text:p text:style-name="P2"><text:span text:style-name="T2">2.b.4. Der Nutzer verwaltet die einzelnen Aufgaben (UC 7.1).</text:span></text:p>
          </draw:text-box>
        </draw:frame>
        <draw:frame draw:style-name="gr2" draw:text-style-name="P3" draw:layer="layout" svg:width="6.233cm" svg:height="0.433cm" svg:x="4.505cm" svg:y="24.075cm">
          <draw:text-box>
            <text:p text:style-name="P2"><text:span text:style-name="T3">Schritt 4 wird beliebig oft wiederholt.</text:span></text:p>
          </draw:text-box>
        </draw:frame>
        <draw:frame draw:style-name="gr2" draw:text-style-name="P3" draw:layer="layout" svg:width="6.674cm" svg:height="0.433cm" svg:x="4.505cm" svg:y="24.523cm">
          <draw:text-box>
            <text:p text:style-name="P2"><text:span text:style-name="T2">2.b.5 Nutzer bestätigt die Änderungen.</text:span></text:p>
          </draw:text-box>
        </draw:frame>
        <draw:frame draw:style-name="gr2" draw:text-style-name="P3" draw:layer="layout" svg:width="13.688cm" svg:height="0.433cm" svg:x="4.505cm" svg:y="24.968cm">
          <draw:text-box>
            <text:p text:style-name="P2"><text:span text:style-name="T2">2.b.6 System speichert die Änderungen und synchronisiert sie mit den privaten </text:span></text:p>
          </draw:text-box>
        </draw:frame>
        <draw:frame draw:style-name="gr2" draw:text-style-name="P3" draw:layer="layout" svg:width="1.856cm" svg:height="0.433cm" svg:x="4.505cm" svg:y="25.416cm">
          <draw:text-box>
            <text:p text:style-name="P2"><text:span text:style-name="T2">Teilplänen.</text:span></text:p>
          </draw:text-box>
        </draw:frame>
        <draw:frame draw:style-name="gr2" draw:text-style-name="P3" draw:layer="layout" svg:width="3.702cm" svg:height="0.433cm" svg:x="3.256cm" svg:y="25.86cm">
          <draw:text-box>
            <text:p text:style-name="P2"><text:span text:style-name="T2">2.c Putzplan löschen:</text:span></text:p>
          </draw:text-box>
        </draw:frame>
        <draw:frame draw:style-name="gr2" draw:text-style-name="P3" draw:layer="layout" svg:width="6.174cm" svg:height="0.433cm" svg:x="4.505cm" svg:y="26.308cm">
          <draw:text-box>
            <text:p text:style-name="P2"><text:span text:style-name="T2">2.c.1. Nutzer wählt die Löschoption.</text:span></text:p>
          </draw:text-box>
        </draw:frame>
        <draw:frame draw:style-name="gr2" draw:text-style-name="P3" draw:layer="layout" svg:width="8.659cm" svg:height="0.433cm" svg:x="4.505cm" svg:y="26.753cm">
          <draw:text-box>
            <text:p text:style-name="P2"><text:span text:style-name="T2">2.c.2 System lässt Zeitraum bzw. Plan auswählen.</text:span></text:p>
          </draw:text-box>
        </draw:frame>
      </draw:page>
      <draw:page draw:name="page6" draw:style-name="dp1" draw:master-page-name="master-page20">
        <draw:frame draw:style-name="gr2" draw:text-style-name="P3" draw:layer="layout" svg:width="13.193cm" svg:height="0.433cm" svg:x="4.505cm" svg:y="2.012cm">
          <draw:text-box>
            <text:p text:style-name="P2"><text:span text:style-name="T2">2.c.3. Nutzer wählt den Zeitraum bzw. den Plan, den er löschen möchte und </text:span></text:p>
          </draw:text-box>
        </draw:frame>
        <draw:frame draw:style-name="gr2" draw:text-style-name="P3" draw:layer="layout" svg:width="4.155cm" svg:height="0.433cm" svg:x="4.505cm" svg:y="2.46cm">
          <draw:text-box>
            <text:p text:style-name="P2"><text:span text:style-name="T2">bestätigt seine Eingabe.</text:span></text:p>
          </draw:text-box>
        </draw:frame>
        <draw:frame draw:style-name="gr2" draw:text-style-name="P3" draw:layer="layout" svg:width="14.167cm" svg:height="0.433cm" svg:x="4.505cm" svg:y="2.905cm">
          <draw:text-box>
            <text:p text:style-name="P2"><text:span text:style-name="T2">2.c.4. System löscht den Plan für den gewünschten Zeitraum und aktualisiert dies </text:span></text:p>
          </draw:text-box>
        </draw:frame>
        <draw:frame draw:style-name="gr2" draw:text-style-name="P3" draw:layer="layout" svg:width="5.463cm" svg:height="0.433cm" svg:x="4.505cm" svg:y="3.353cm">
          <draw:text-box>
            <text:p text:style-name="P2"><text:span text:style-name="T2">auch in den privaten Teilplänen.</text:span></text:p>
          </draw:text-box>
        </draw:frame>
        <draw:frame draw:style-name="gr2" draw:text-style-name="P3" draw:layer="layout" svg:width="10.369cm" svg:height="0.433cm" svg:x="2.004cm" svg:y="3.797cm">
          <draw:text-box>
            <text:p text:style-name="P2"><text:span text:style-name="T2">3. Nutzer kann die Ansicht verlassen, indem er sie wechselt.</text:span></text:p>
          </draw:text-box>
        </draw:frame>
        <draw:line draw:style-name="gr1" draw:text-style-name="P1" draw:layer="layout" svg:x1="2.003cm" svg:y1="5.072cm" svg:x2="4.289cm" svg:y2="5.072cm">
          <text:p/>
        </draw:line>
        <draw:frame draw:style-name="gr2" draw:text-style-name="P3" draw:layer="layout" svg:width="2.301cm" svg:height="0.433cm" svg:x="2.004cm" svg:y="4.69cm">
          <draw:text-box>
            <text:p text:style-name="P2"><text:span text:style-name="T2">Open Issues:</text:span></text:p>
          </draw:text-box>
        </draw:frame>
        <draw:frame draw:style-name="gr2" draw:text-style-name="P3" draw:layer="layout" svg:width="15.805cm" svg:height="0.433cm" svg:x="2.004cm" svg:y="5.138cm">
          <draw:text-box>
            <text:p text:style-name="P2"><text:span text:style-name="T2">Was passiert, wenn die Bearbeitungsfunktion gewählt wird, aber noch kein Putzplan erstellt </text:span></text:p>
          </draw:text-box>
        </draw:frame>
        <draw:frame draw:style-name="gr2" draw:text-style-name="P3" draw:layer="layout" svg:width="1.276cm" svg:height="0.433cm" svg:x="2.004cm" svg:y="5.583cm">
          <draw:text-box>
            <text:p text:style-name="P2"><text:span text:style-name="T2">wurde?</text:span></text:p>
          </draw:text-box>
        </draw:frame>
        <draw:frame draw:style-name="gr2" draw:text-style-name="P3" draw:layer="layout" svg:width="14.34cm" svg:height="0.433cm" svg:x="2.004cm" svg:y="6.031cm">
          <draw:text-box>
            <text:p text:style-name="P2"><text:span text:style-name="T2">Können alle Mitbewohner den Putzplan verwalten oder gibt es einen Administrator?</text:span></text:p>
          </draw:text-box>
        </draw:frame>
        <draw:frame draw:style-name="gr2" draw:text-style-name="P3" draw:layer="layout" svg:width="8.388cm" svg:height="0.433cm" svg:x="2.004cm" svg:y="6.475cm">
          <draw:text-box>
            <text:p text:style-name="P2"><text:span text:style-name="T2">Soll es eine automatische Verteilfunktion geben?</text:span></text:p>
          </draw:text-box>
        </draw:frame>
        <draw:frame draw:style-name="gr2" draw:text-style-name="P3" draw:layer="layout" svg:width="16.643cm" svg:height="0.433cm" svg:x="2.004cm" svg:y="6.923cm">
          <draw:text-box>
            <text:p text:style-name="P2"><text:span text:style-name="T2">Unter welcher Ansicht kann man die Aufgabe als erledigt markieren und ist das für alle sichtbar? </text:span></text:p>
          </draw:text-box>
        </draw:frame>
        <draw:line draw:style-name="gr1" draw:text-style-name="P1" draw:layer="layout" svg:x1="2.003cm" svg:y1="7.75cm" svg:x2="3.947cm" svg:y2="7.75cm">
          <text:p/>
        </draw:line>
        <draw:frame draw:style-name="gr2" draw:text-style-name="P3" draw:layer="layout" svg:width="1.949cm" svg:height="0.433cm" svg:x="2.004cm" svg:y="7.368cm">
          <draw:text-box>
            <text:p text:style-name="P2"><text:span text:style-name="T2">Frequency:</text:span></text:p>
          </draw:text-box>
        </draw:frame>
        <draw:frame draw:style-name="gr2" draw:text-style-name="P3" draw:layer="layout" svg:width="3.579cm" svg:height="0.433cm" svg:x="2.004cm" svg:y="7.816cm">
          <draw:text-box>
            <text:p text:style-name="P2"><text:span text:style-name="T2">Mehrmals pro Monat</text:span></text:p>
          </draw:text-box>
        </draw:frame>
        <draw:line draw:style-name="gr1" draw:text-style-name="P1" draw:layer="layout" svg:x1="2.003cm" svg:y1="8.643cm" svg:x2="4.074cm" svg:y2="8.643cm">
          <text:p/>
        </draw:line>
        <draw:frame draw:style-name="gr2" draw:text-style-name="P3" draw:layer="layout" svg:width="2.076cm" svg:height="0.433cm" svg:x="2.004cm" svg:y="8.26cm">
          <draw:text-box>
            <text:p text:style-name="P2"><text:span text:style-name="T2">Technology:</text:span></text:p>
          </draw:text-box>
        </draw:frame>
        <draw:frame draw:style-name="gr2" draw:text-style-name="P3" draw:layer="layout" svg:width="8.735cm" svg:height="0.433cm" svg:x="2.004cm" svg:y="8.708cm">
          <draw:text-box>
            <text:p text:style-name="P2"><text:span text:style-name="T2">Synchronisation mit den einzelnen privaten Plänen</text:span></text:p>
          </draw:text-box>
        </draw:frame>
        <draw:frame draw:style-name="gr2" draw:text-style-name="P3" draw:layer="layout" svg:width="5.958cm" svg:height="0.433cm" svg:x="2.004cm" svg:y="10.045cm">
          <draw:text-box>
            <text:p text:style-name="P2"><text:span text:style-name="T1">Use Case 7.1 Aufgabe verwalten</text:span></text:p>
          </draw:text-box>
        </draw:frame>
        <draw:line draw:style-name="gr1" draw:text-style-name="P1" draw:layer="layout" svg:x1="2.003cm" svg:y1="11.32cm" svg:x2="4.572cm" svg:y2="11.32cm">
          <text:p/>
        </draw:line>
        <draw:frame draw:style-name="gr2" draw:text-style-name="P3" draw:layer="layout" svg:width="2.576cm" svg:height="0.433cm" svg:x="2.004cm" svg:y="10.938cm">
          <draw:text-box>
            <text:p text:style-name="P2"><text:span text:style-name="T2">Preconditions: </text:span></text:p>
          </draw:text-box>
        </draw:frame>
        <draw:frame draw:style-name="gr2" draw:text-style-name="P3" draw:layer="layout" svg:width="4.011cm" svg:height="0.433cm" svg:x="2.004cm" svg:y="11.386cm">
          <draw:text-box>
            <text:p text:style-name="P2"><text:span text:style-name="T2">UC7 findet gerade statt</text:span></text:p>
          </draw:text-box>
        </draw:frame>
        <draw:line draw:style-name="gr1" draw:text-style-name="P1" draw:layer="layout" svg:x1="2.003cm" svg:y1="12.213cm" svg:x2="4.441cm" svg:y2="12.213cm">
          <text:p/>
        </draw:line>
        <draw:frame draw:style-name="gr2" draw:text-style-name="P3" draw:layer="layout" svg:width="2.445cm" svg:height="0.433cm" svg:x="2.004cm" svg:y="11.83cm">
          <draw:text-box>
            <text:p text:style-name="P2"><text:span text:style-name="T2">Postcondition:</text:span></text:p>
          </draw:text-box>
        </draw:frame>
        <draw:frame draw:style-name="gr2" draw:text-style-name="P3" draw:layer="layout" svg:width="9.76cm" svg:height="0.433cm" svg:x="2.004cm" svg:y="12.278cm">
          <draw:text-box>
            <text:p text:style-name="P2"><text:span text:style-name="T2">Eine Aufgabe wird hinzugefügt, bearbeitet oder gelöscht.</text:span></text:p>
          </draw:text-box>
        </draw:frame>
        <draw:line draw:style-name="gr1" draw:text-style-name="P1" draw:layer="layout" svg:x1="2.003cm" svg:y1="13.105cm" svg:x2="3.989cm" svg:y2="13.105cm">
          <text:p/>
        </draw:line>
        <draw:frame draw:style-name="gr2" draw:text-style-name="P3" draw:layer="layout" svg:width="1.987cm" svg:height="0.433cm" svg:x="2.004cm" svg:y="12.723cm">
          <draw:text-box>
            <text:p text:style-name="P2"><text:span text:style-name="T2">Basic Flow:</text:span></text:p>
          </draw:text-box>
        </draw:frame>
        <draw:frame draw:style-name="gr2" draw:text-style-name="P3" draw:layer="layout" svg:width="3.871cm" svg:height="0.433cm" svg:x="2.004cm" svg:y="13.171cm">
          <draw:text-box>
            <text:p text:style-name="P2"><text:span text:style-name="T2">a. Aufgabe hinzufügen</text:span></text:p>
          </draw:text-box>
        </draw:frame>
        <draw:frame draw:style-name="gr2" draw:text-style-name="P3" draw:layer="layout" svg:width="10.539cm" svg:height="0.433cm" svg:x="3.256cm" svg:y="13.615cm">
          <draw:text-box>
            <text:p text:style-name="P2"><text:span text:style-name="T2">a.1 Nutzer wählt, dass eine Aufgabe hinzugefügt werden soll.</text:span></text:p>
          </draw:text-box>
        </draw:frame>
        <draw:frame draw:style-name="gr2" draw:text-style-name="P3" draw:layer="layout" svg:width="13.261cm" svg:height="0.433cm" svg:x="3.256cm" svg:y="14.063cm">
          <draw:text-box>
            <text:p text:style-name="P2"><text:span text:style-name="T2">a.2 System fordert zur Eingabe von Zeitraum, Aufgabe und Mitbewohner auf.</text:span></text:p>
          </draw:text-box>
        </draw:frame>
        <draw:frame draw:style-name="gr2" draw:text-style-name="P3" draw:layer="layout" svg:width="15.712cm" svg:height="0.433cm" svg:x="3.256cm" svg:y="14.508cm">
          <draw:text-box>
            <text:p text:style-name="P2"><text:span text:style-name="T2">a.3 Nutzer wählt aus den festgelegten Aufgaben aus (siehe UC6), bestimmt die Woche und</text:span></text:p>
          </draw:text-box>
        </draw:frame>
        <draw:frame draw:style-name="gr2" draw:text-style-name="P3" draw:layer="layout" svg:width="12.029cm" svg:height="0.433cm" svg:x="3.256cm" svg:y="14.956cm">
          <draw:text-box>
            <text:p text:style-name="P2"><text:span text:style-name="T2">teilt die Aufgabe einem Mitbewohner zu und bestätigt seine Eingaben.</text:span></text:p>
          </draw:text-box>
        </draw:frame>
        <draw:frame draw:style-name="gr2" draw:text-style-name="P3" draw:layer="layout" svg:width="5.912cm" svg:height="0.433cm" svg:x="3.256cm" svg:y="15.4cm">
          <draw:text-box>
            <text:p text:style-name="P2"><text:span text:style-name="T2">a.4 System speichert die Aufgabe.</text:span></text:p>
          </draw:text-box>
        </draw:frame>
        <draw:frame draw:style-name="gr2" draw:text-style-name="P3" draw:layer="layout" svg:width="3.808cm" svg:height="0.433cm" svg:x="2.004cm" svg:y="15.848cm">
          <draw:text-box>
            <text:p text:style-name="P2"><text:span text:style-name="T2">b. Aufgabe bearbeiten</text:span></text:p>
          </draw:text-box>
        </draw:frame>
        <draw:frame draw:style-name="gr2" draw:text-style-name="P3" draw:layer="layout" svg:width="7.317cm" svg:height="0.433cm" svg:x="3.256cm" svg:y="16.293cm">
          <draw:text-box>
            <text:p text:style-name="P2"><text:span text:style-name="T2">b.1 Nutzer wählt die Bearbeitungsfunktion.</text:span></text:p>
          </draw:text-box>
        </draw:frame>
        <draw:frame draw:style-name="gr2" draw:text-style-name="P3" draw:layer="layout" svg:width="14.916cm" svg:height="0.433cm" svg:x="3.256cm" svg:y="16.741cm">
          <draw:text-box>
            <text:p text:style-name="P2"><text:span text:style-name="T2">b.2 Nutzer kann bei einer bereits vorhandene Aufgabe den Zeitraum, den zuständigen </text:span></text:p>
          </draw:text-box>
        </draw:frame>
        <draw:frame draw:style-name="gr2" draw:text-style-name="P3" draw:layer="layout" svg:width="11.944cm" svg:height="0.433cm" svg:x="3.256cm" svg:y="17.185cm">
          <draw:text-box>
            <text:p text:style-name="P2"><text:span text:style-name="T2">Mitbewohner oder Aufgabentyp ändern und bestätigt seine Eingaben.</text:span></text:p>
          </draw:text-box>
        </draw:frame>
        <draw:frame draw:style-name="gr2" draw:text-style-name="P3" draw:layer="layout" svg:width="6.606cm" svg:height="0.433cm" svg:x="3.256cm" svg:y="17.633cm">
          <draw:text-box>
            <text:p text:style-name="P2"><text:span text:style-name="T2">b.3 System speichert die Änderungen.</text:span></text:p>
          </draw:text-box>
        </draw:frame>
        <draw:frame draw:style-name="gr2" draw:text-style-name="P3" draw:layer="layout" svg:width="3.287cm" svg:height="0.433cm" svg:x="2.004cm" svg:y="18.078cm">
          <draw:text-box>
            <text:p text:style-name="P2"><text:span text:style-name="T2">c. Aufgabe löschen</text:span></text:p>
          </draw:text-box>
        </draw:frame>
        <draw:frame draw:style-name="gr2" draw:text-style-name="P3" draw:layer="layout" svg:width="9.616cm" svg:height="0.433cm" svg:x="3.256cm" svg:y="18.526cm">
          <draw:text-box>
            <text:p text:style-name="P2"><text:span text:style-name="T2">c.1 Nutzer wählt, dass er eine Aufgabe löschen möchte.</text:span></text:p>
          </draw:text-box>
        </draw:frame>
        <draw:frame draw:style-name="gr2" draw:text-style-name="P3" draw:layer="layout" svg:width="8.85cm" svg:height="0.433cm" svg:x="3.256cm" svg:y="18.97cm">
          <draw:text-box>
            <text:p text:style-name="P2"><text:span text:style-name="T2">c.2 System lässt die zu löschende Aufgabe wählen.</text:span></text:p>
          </draw:text-box>
        </draw:frame>
        <draw:frame draw:style-name="gr2" draw:text-style-name="P3" draw:layer="layout" svg:width="6.284cm" svg:height="0.433cm" svg:x="3.256cm" svg:y="19.418cm">
          <draw:text-box>
            <text:p text:style-name="P2"><text:span text:style-name="T2">c.3 Nutzer wählt diese und bestätigt.</text:span></text:p>
          </draw:text-box>
        </draw:frame>
        <draw:frame draw:style-name="gr2" draw:text-style-name="P3" draw:layer="layout" svg:width="5.328cm" svg:height="0.433cm" svg:x="2.004cm" svg:y="19.863cm">
          <draw:text-box>
            <text:p text:style-name="P2"><text:span text:style-name="T2">c.4 System löscht die Aufgabe.</text:span></text:p>
          </draw:text-box>
        </draw:frame>
        <draw:frame draw:style-name="gr2" draw:text-style-name="P3" draw:layer="layout" svg:width="6.631cm" svg:height="0.433cm" svg:x="2.004cm" svg:y="21.334cm">
          <draw:text-box>
            <text:p text:style-name="P2"><text:span text:style-name="T1">Use Case 8: Einkaufsliste verwalten</text:span></text:p>
          </draw:text-box>
        </draw:frame>
        <draw:line draw:style-name="gr1" draw:text-style-name="P1" draw:layer="layout" svg:x1="2.003cm" svg:y1="22.74cm" svg:x2="4.55cm" svg:y2="22.74cm">
          <text:p/>
        </draw:line>
        <draw:frame draw:style-name="gr2" draw:text-style-name="P3" draw:layer="layout" svg:width="2.559cm" svg:height="0.433cm" svg:x="2.004cm" svg:y="22.357cm">
          <draw:text-box>
            <text:p text:style-name="P2"><text:span text:style-name="T2">Primary Actor: </text:span></text:p>
          </draw:text-box>
        </draw:frame>
        <draw:frame draw:style-name="gr2" draw:text-style-name="P3" draw:layer="layout" svg:width="1.149cm" svg:height="0.433cm" svg:x="2.004cm" svg:y="22.869cm">
          <draw:text-box>
            <text:p text:style-name="P2"><text:span text:style-name="T2">Nutzer</text:span></text:p>
          </draw:text-box>
        </draw:frame>
        <draw:line draw:style-name="gr1" draw:text-style-name="P1" draw:layer="layout" svg:x1="2.003cm" svg:y1="23.763cm" svg:x2="6.727cm" svg:y2="23.763cm">
          <text:p/>
        </draw:line>
        <draw:frame draw:style-name="gr2" draw:text-style-name="P3" draw:layer="layout" svg:width="4.748cm" svg:height="0.433cm" svg:x="2.004cm" svg:y="23.38cm">
          <draw:text-box>
            <text:p text:style-name="P2"><text:span text:style-name="T2">Stakeholders and Interests:</text:span></text:p>
          </draw:text-box>
        </draw:frame>
        <draw:frame draw:style-name="gr2" draw:text-style-name="P3" draw:layer="layout" svg:width="13.13cm" svg:height="0.433cm" svg:x="2.004cm" svg:y="23.892cm">
          <draw:text-box>
            <text:p text:style-name="P2"><text:span text:style-name="T2">Nutzer will Artikel zur Einkaufsliste hinzufügen, sie bearbeiten, oder löschen.</text:span></text:p>
          </draw:text-box>
        </draw:frame>
        <draw:line draw:style-name="gr1" draw:text-style-name="P1" draw:layer="layout" svg:x1="2.003cm" svg:y1="24.786cm" svg:x2="4.462cm" svg:y2="24.786cm">
          <text:p/>
        </draw:line>
        <draw:frame draw:style-name="gr2" draw:text-style-name="P3" draw:layer="layout" svg:width="2.466cm" svg:height="0.433cm" svg:x="2.004cm" svg:y="24.403cm">
          <draw:text-box>
            <text:p text:style-name="P2"><text:span text:style-name="T2">Preconditions:</text:span></text:p>
          </draw:text-box>
        </draw:frame>
        <draw:frame draw:style-name="gr2" draw:text-style-name="P3" draw:layer="layout" svg:width="2.419cm" svg:height="0.433cm" svg:x="2.004cm" svg:y="24.915cm">
          <draw:text-box>
            <text:p text:style-name="P2"><text:span text:style-name="T2">UC0 und UC2</text:span></text:p>
          </draw:text-box>
        </draw:frame>
        <draw:line draw:style-name="gr1" draw:text-style-name="P1" draw:layer="layout" svg:x1="2.003cm" svg:y1="25.809cm" svg:x2="4.441cm" svg:y2="25.809cm">
          <text:p/>
        </draw:line>
        <draw:frame draw:style-name="gr2" draw:text-style-name="P3" draw:layer="layout" svg:width="2.445cm" svg:height="0.433cm" svg:x="2.004cm" svg:y="25.426cm">
          <draw:text-box>
            <text:p text:style-name="P2"><text:span text:style-name="T2">Postcondition:</text:span></text:p>
          </draw:text-box>
        </draw:frame>
        <draw:frame draw:style-name="gr2" draw:text-style-name="P3" draw:layer="layout" svg:width="13.02cm" svg:height="0.433cm" svg:x="2.004cm" svg:y="25.938cm">
          <draw:text-box>
            <text:p text:style-name="P2"><text:span text:style-name="T2">Artikel wurden zur Liste hinzugefügt, bearbeitet oder von der Liste gelöscht.</text:span></text:p>
          </draw:text-box>
        </draw:frame>
        <draw:line draw:style-name="gr1" draw:text-style-name="P1" draw:layer="layout" svg:x1="2.003cm" svg:y1="26.832cm" svg:x2="3.989cm" svg:y2="26.832cm">
          <text:p/>
        </draw:line>
        <draw:frame draw:style-name="gr2" draw:text-style-name="P3" draw:layer="layout" svg:width="1.987cm" svg:height="0.433cm" svg:x="2.004cm" svg:y="26.449cm">
          <draw:text-box>
            <text:p text:style-name="P2"><text:span text:style-name="T2">Basic Flow:</text:span></text:p>
          </draw:text-box>
        </draw:frame>
        <draw:frame draw:style-name="gr2" draw:text-style-name="P3" draw:layer="layout" svg:width="5.497cm" svg:height="0.433cm" svg:x="2.004cm" svg:y="26.961cm">
          <draw:text-box>
            <text:p text:style-name="P2"><text:span text:style-name="T2">1. Nutzer öffnet die Einkaufliste.</text:span></text:p>
          </draw:text-box>
        </draw:frame>
      </draw:page>
      <draw:page draw:name="page7" draw:style-name="dp1" draw:master-page-name="master-page20">
        <draw:frame draw:style-name="gr2" draw:text-style-name="P3" draw:layer="layout" svg:width="4.82cm" svg:height="0.433cm" svg:x="2.004cm" svg:y="2.012cm">
          <draw:text-box>
            <text:p text:style-name="P2"><text:span text:style-name="T2">2.a Einen Artikel hinzufügen</text:span></text:p>
          </draw:text-box>
        </draw:frame>
        <draw:frame draw:style-name="gr2" draw:text-style-name="P3" draw:layer="layout" svg:width="8.532cm" svg:height="0.433cm" svg:x="3.256cm" svg:y="2.524cm">
          <draw:text-box>
            <text:p text:style-name="P2"><text:span text:style-name="T2">2.a.1. Nutzer wählt die Funktion „Hinzufügen aus.</text:span></text:p>
          </draw:text-box>
        </draw:frame>
        <draw:frame draw:style-name="gr2" draw:text-style-name="P3" draw:layer="layout" svg:width="6.822cm" svg:height="0.433cm" svg:x="3.256cm" svg:y="3.035cm">
          <draw:text-box>
            <text:p text:style-name="P2"><text:span text:style-name="T2">2.a.2. Nutzer gibt den Artikelnamen ein.</text:span></text:p>
          </draw:text-box>
        </draw:frame>
        <draw:frame draw:style-name="gr2" draw:text-style-name="P3" draw:layer="layout" svg:width="7.101cm" svg:height="0.433cm" svg:x="3.256cm" svg:y="3.547cm">
          <draw:text-box>
            <text:p text:style-name="P2"><text:span text:style-name="T2">2.a.3. Nutzer bestätigt die Artikeleingabe.</text:span></text:p>
          </draw:text-box>
        </draw:frame>
        <draw:frame draw:style-name="gr2" draw:text-style-name="P3" draw:layer="layout" svg:width="5.133cm" svg:height="0.433cm" svg:x="3.256cm" svg:y="4.059cm">
          <draw:text-box>
            <text:p text:style-name="P2"><text:span text:style-name="T2">2.a.4. Artikel wurde eingefügt.</text:span></text:p>
          </draw:text-box>
        </draw:frame>
        <draw:frame draw:style-name="gr2" draw:text-style-name="P3" draw:layer="layout" svg:width="4.866cm" svg:height="0.433cm" svg:x="2.004cm" svg:y="4.57cm">
          <draw:text-box>
            <text:p text:style-name="P2"><text:span text:style-name="T2">2.b Einen Artikel bearbeiten:</text:span></text:p>
          </draw:text-box>
        </draw:frame>
        <draw:frame draw:style-name="gr2" draw:text-style-name="P3" draw:layer="layout" svg:width="10.331cm" svg:height="0.433cm" svg:x="3.256cm" svg:y="5.082cm">
          <draw:text-box>
            <text:p text:style-name="P2"><text:span text:style-name="T2">2.b.1. Nutzer wählt die Option „Bearbeiten“ des Artikels aus.</text:span></text:p>
          </draw:text-box>
        </draw:frame>
        <draw:frame draw:style-name="gr2" draw:text-style-name="P3" draw:layer="layout" svg:width="6.111cm" svg:height="0.433cm" svg:x="3.256cm" svg:y="5.593cm">
          <draw:text-box>
            <text:p text:style-name="P2"><text:span text:style-name="T2">2.b.2. Nutzer bearbeitet den Artikel.</text:span></text:p>
          </draw:text-box>
        </draw:frame>
        <draw:frame draw:style-name="gr2" draw:text-style-name="P3" draw:layer="layout" svg:width="6.784cm" svg:height="0.433cm" svg:x="3.256cm" svg:y="6.105cm">
          <draw:text-box>
            <text:p text:style-name="P2"><text:span text:style-name="T2">2.b.3. Nutzer bestätigt die Änderungen.</text:span></text:p>
          </draw:text-box>
        </draw:frame>
        <draw:frame draw:style-name="gr2" draw:text-style-name="P3" draw:layer="layout" svg:width="5.264cm" svg:height="0.433cm" svg:x="3.256cm" svg:y="6.616cm">
          <draw:text-box>
            <text:p text:style-name="P2"><text:span text:style-name="T2">2.b.4. Artikel wurde bearbeitet.</text:span></text:p>
          </draw:text-box>
        </draw:frame>
        <draw:frame draw:style-name="gr2" draw:text-style-name="P3" draw:layer="layout" svg:width="4.345cm" svg:height="0.433cm" svg:x="2.004cm" svg:y="7.128cm">
          <draw:text-box>
            <text:p text:style-name="P2"><text:span text:style-name="T2">2.c Einen Artikel löschen:</text:span></text:p>
          </draw:text-box>
        </draw:frame>
        <draw:frame draw:style-name="gr2" draw:text-style-name="P3" draw:layer="layout" svg:width="9.311cm" svg:height="0.433cm" svg:x="3.256cm" svg:y="7.639cm">
          <draw:text-box>
            <text:p text:style-name="P2"><text:span text:style-name="T2">2.c.1. Nutzer wählt die Löschfunktion des Artikels aus.</text:span></text:p>
          </draw:text-box>
        </draw:frame>
        <draw:frame draw:style-name="gr2" draw:text-style-name="P3" draw:layer="layout" svg:width="7.22cm" svg:height="0.433cm" svg:x="3.256cm" svg:y="8.151cm">
          <draw:text-box>
            <text:p text:style-name="P2"><text:span text:style-name="T2">2.c.2. Nutzer bestätigt den Löschvorgang.</text:span></text:p>
          </draw:text-box>
        </draw:frame>
        <draw:frame draw:style-name="gr2" draw:text-style-name="P3" draw:layer="layout" svg:width="5.527cm" svg:height="0.433cm" svg:x="3.256cm" svg:y="8.662cm">
          <draw:text-box>
            <text:p text:style-name="P2"><text:span text:style-name="T2">2.c.3. System löscht den Artikel.</text:span></text:p>
          </draw:text-box>
        </draw:frame>
        <draw:frame draw:style-name="gr2" draw:text-style-name="P3" draw:layer="layout" svg:width="4.828cm" svg:height="0.433cm" svg:x="2.004cm" svg:y="9.685cm">
          <draw:text-box>
            <text:p text:style-name="P2"><text:span text:style-name="T1">Use Case 9: Status setzen</text:span></text:p>
          </draw:text-box>
        </draw:frame>
        <draw:line draw:style-name="gr1" draw:text-style-name="P1" draw:layer="layout" svg:x1="2.003cm" svg:y1="10.96cm" svg:x2="4.441cm" svg:y2="10.96cm">
          <text:p/>
        </draw:line>
        <draw:frame draw:style-name="gr2" draw:text-style-name="P3" draw:layer="layout" svg:width="2.449cm" svg:height="0.433cm" svg:x="2.004cm" svg:y="10.578cm">
          <draw:text-box>
            <text:p text:style-name="P2"><text:span text:style-name="T2">Primary Actor:</text:span></text:p>
          </draw:text-box>
        </draw:frame>
        <draw:frame draw:style-name="gr2" draw:text-style-name="P3" draw:layer="layout" svg:width="1.75cm" svg:height="0.433cm" svg:x="2.004cm" svg:y="11.026cm">
          <draw:text-box>
            <text:p text:style-name="P2"><text:span text:style-name="T2">Bewohner</text:span></text:p>
          </draw:text-box>
        </draw:frame>
        <draw:line draw:style-name="gr1" draw:text-style-name="P1" draw:layer="layout" svg:x1="2.003cm" svg:y1="11.853cm" svg:x2="6.706cm" svg:y2="11.853cm">
          <text:p/>
        </draw:line>
        <draw:frame draw:style-name="gr2" draw:text-style-name="P3" draw:layer="layout" svg:width="4.726cm" svg:height="0.433cm" svg:x="2.004cm" svg:y="11.47cm">
          <draw:text-box>
            <text:p text:style-name="P2"><text:span text:style-name="T2">Stackholders and Interests:</text:span></text:p>
          </draw:text-box>
        </draw:frame>
        <draw:frame draw:style-name="gr2" draw:text-style-name="P3" draw:layer="layout" svg:width="15.445cm" svg:height="0.433cm" svg:x="2.004cm" svg:y="11.918cm">
          <draw:text-box>
            <text:p text:style-name="P2"><text:span text:style-name="T2">Bewohner will seinen Status (z.B. „nicht stören“) für einen gewählten Zeitraum festsetzen.</text:span></text:p>
          </draw:text-box>
        </draw:frame>
        <draw:frame draw:style-name="gr2" draw:text-style-name="P3" draw:layer="layout" svg:width="14.455cm" svg:height="0.433cm" svg:x="2.004cm" svg:y="12.363cm">
          <draw:text-box>
            <text:p text:style-name="P2"><text:span text:style-name="T2">andere WG-Bewohner wollen wissen, ob und wann Nutzer nicht gestört werden will.</text:span></text:p>
          </draw:text-box>
        </draw:frame>
        <draw:line draw:style-name="gr1" draw:text-style-name="P1" draw:layer="layout" svg:x1="2.003cm" svg:y1="13.193cm" svg:x2="4.462cm" svg:y2="13.193cm">
          <text:p/>
        </draw:line>
        <draw:frame draw:style-name="gr2" draw:text-style-name="P3" draw:layer="layout" svg:width="2.466cm" svg:height="0.433cm" svg:x="2.004cm" svg:y="12.811cm">
          <draw:text-box>
            <text:p text:style-name="P2"><text:span text:style-name="T2">Preconditions:</text:span></text:p>
          </draw:text-box>
        </draw:frame>
        <draw:frame draw:style-name="gr2" draw:text-style-name="P3" draw:layer="layout" svg:width="1.772cm" svg:height="0.433cm" svg:x="2.004cm" svg:y="13.255cm">
          <draw:text-box>
            <text:p text:style-name="P2"><text:span text:style-name="T2">UC0, UC2</text:span></text:p>
          </draw:text-box>
        </draw:frame>
        <draw:line draw:style-name="gr1" draw:text-style-name="P1" draw:layer="layout" svg:x1="2.003cm" svg:y1="14.086cm" svg:x2="4.744cm" svg:y2="14.086cm">
          <text:p/>
        </draw:line>
        <draw:frame draw:style-name="gr2" draw:text-style-name="P3" draw:layer="layout" svg:width="2.749cm" svg:height="0.433cm" svg:x="2.004cm" svg:y="13.703cm">
          <draw:text-box>
            <text:p text:style-name="P2"><text:span text:style-name="T2">Postconditions: </text:span></text:p>
          </draw:text-box>
        </draw:frame>
        <draw:frame draw:style-name="gr2" draw:text-style-name="P3" draw:layer="layout" svg:width="6.957cm" svg:height="0.433cm" svg:x="2.004cm" svg:y="14.148cm">
          <draw:text-box>
            <text:p text:style-name="P2"><text:span text:style-name="T2">Der Status des Nutzers wurde geändert.</text:span></text:p>
          </draw:text-box>
        </draw:frame>
        <draw:line draw:style-name="gr1" draw:text-style-name="P1" draw:layer="layout" svg:x1="2.003cm" svg:y1="14.978cm" svg:x2="3.989cm" svg:y2="14.978cm">
          <text:p/>
        </draw:line>
        <draw:frame draw:style-name="gr2" draw:text-style-name="P3" draw:layer="layout" svg:width="1.987cm" svg:height="0.433cm" svg:x="2.004cm" svg:y="14.596cm">
          <draw:text-box>
            <text:p text:style-name="P2"><text:span text:style-name="T2">Basic Flow:</text:span></text:p>
          </draw:text-box>
        </draw:frame>
        <draw:frame draw:style-name="gr2" draw:text-style-name="P3" draw:layer="layout" svg:width="9.226cm" svg:height="0.433cm" svg:x="2.004cm" svg:y="15.041cm">
          <draw:text-box>
            <text:p text:style-name="P2"><text:span text:style-name="T2">1. Der Nutzer gibt, an seinen Status ändern zu wollen</text:span></text:p>
          </draw:text-box>
        </draw:frame>
        <draw:frame draw:style-name="gr2" draw:text-style-name="P3" draw:layer="layout" svg:width="17.037cm" svg:height="0.433cm" svg:x="2.004cm" svg:y="15.489cm">
          <draw:text-box>
            <text:p text:style-name="P2"><text:span text:style-name="T2">2. Das System fragt den Nutzer nach dem Tag und der Uhrzeit, an dem der Status gesetzt werden </text:span></text:p>
          </draw:text-box>
        </draw:frame>
        <draw:frame draw:style-name="gr2" draw:text-style-name="P3" draw:layer="layout" svg:width="15.619cm" svg:height="0.433cm" svg:x="2.004cm" svg:y="15.933cm">
          <draw:text-box>
            <text:p text:style-name="P2"><text:span text:style-name="T2">soll, nach dem Tag und der Uhrzeit, an dem der Status entfernt werden soll und nach dem </text:span></text:p>
          </draw:text-box>
        </draw:frame>
        <draw:frame draw:style-name="gr2" draw:text-style-name="P3" draw:layer="layout" svg:width="2.407cm" svg:height="0.433cm" svg:x="2.004cm" svg:y="16.381cm">
          <draw:text-box>
            <text:p text:style-name="P2"><text:span text:style-name="T2">Statusnamen.</text:span></text:p>
          </draw:text-box>
        </draw:frame>
        <draw:frame draw:style-name="gr2" draw:text-style-name="P3" draw:layer="layout" svg:width="17.071cm" svg:height="0.433cm" svg:x="2.004cm" svg:y="16.826cm">
          <draw:text-box>
            <text:p text:style-name="P2"><text:span text:style-name="T2">3. Der Nutzer gibt den Tag und die Uhrzeit, an dem der Status gesetzt und entfernt werden soll und</text:span></text:p>
          </draw:text-box>
        </draw:frame>
        <draw:frame draw:style-name="gr2" draw:text-style-name="P3" draw:layer="layout" svg:width="7.3cm" svg:height="0.433cm" svg:x="2.004cm" svg:y="17.274cm">
          <draw:text-box>
            <text:p text:style-name="P2"><text:span text:style-name="T2">den Statusnamen an und bestätigt diesen.</text:span></text:p>
          </draw:text-box>
        </draw:frame>
        <draw:frame draw:style-name="gr2" draw:text-style-name="P3" draw:layer="layout" svg:width="15.225cm" svg:height="0.433cm" svg:x="2.004cm" svg:y="17.718cm">
          <draw:text-box>
            <text:p text:style-name="P2"><text:span text:style-name="T2">4. Das System speichert den Statusnamen in der vom Nutzer gewählten Zeitspanne ein.</text:span></text:p>
          </draw:text-box>
        </draw:frame>
        <draw:line draw:style-name="gr1" draw:text-style-name="P1" draw:layer="layout" svg:x1="2.003cm" svg:y1="18.993cm" svg:x2="7.761cm" svg:y2="18.993cm">
          <text:p/>
        </draw:line>
        <draw:frame draw:style-name="gr2" draw:text-style-name="P3" draw:layer="layout" svg:width="5.776cm" svg:height="0.433cm" svg:x="2.004cm" svg:y="18.611cm">
          <draw:text-box>
            <text:p text:style-name="P2"><text:span text:style-name="T2">Extensions (or Alternative Flows):</text:span></text:p>
          </draw:text-box>
        </draw:frame>
        <draw:frame draw:style-name="gr2" draw:text-style-name="P3" draw:layer="layout" svg:width="6.928cm" svg:height="0.433cm" svg:x="2.004cm" svg:y="19.059cm">
          <draw:text-box>
            <text:p text:style-name="P2"><text:span text:style-name="T2">3a:Falls der Nutzer angibt abzubrechen:</text:span></text:p>
          </draw:text-box>
        </draw:frame>
        <draw:frame draw:style-name="gr2" draw:text-style-name="P3" draw:layer="layout" svg:width="11.953cm" svg:height="0.433cm" svg:x="2.004cm" svg:y="19.503cm">
          <draw:text-box>
            <text:p text:style-name="P2"><text:span text:style-name="T2"><text:s/></text:span><text:span text:style-name="T2">Das System speichert nicht und wechselt zurück zu Hauptoberfläche</text:span></text:p>
          </draw:text-box>
        </draw:frame>
        <draw:frame draw:style-name="gr2" draw:text-style-name="P3" draw:layer="layout" svg:width="15.619cm" svg:height="0.433cm" svg:x="2.004cm" svg:y="20.396cm">
          <draw:text-box>
            <text:p text:style-name="P2"><text:span text:style-name="T2">4a: Falls der Nutzer einen Zeitraum angibt, der sich mit einem bereits bestehenden Status </text:span></text:p>
          </draw:text-box>
        </draw:frame>
        <draw:frame draw:style-name="gr2" draw:text-style-name="P3" draw:layer="layout" svg:width="2.445cm" svg:height="0.433cm" svg:x="2.004cm" svg:y="20.844cm">
          <draw:text-box>
            <text:p text:style-name="P2"><text:span text:style-name="T2">überschneidet</text:span></text:p>
          </draw:text-box>
        </draw:frame>
        <draw:frame draw:style-name="gr2" draw:text-style-name="P3" draw:layer="layout" svg:width="15.394cm" svg:height="0.433cm" svg:x="3.256cm" svg:y="21.288cm">
          <draw:text-box>
            <text:p text:style-name="P2"><text:span text:style-name="T2">4.a.1 Das System teilt dem Nutzer mit, dass sich ein bereits bestehender Status mit dem </text:span></text:p>
          </draw:text-box>
        </draw:frame>
        <draw:frame draw:style-name="gr2" draw:text-style-name="P3" draw:layer="layout" svg:width="13.439cm" svg:height="0.433cm" svg:x="3.256cm" svg:y="21.736cm">
          <draw:text-box>
            <text:p text:style-name="P2"><text:span text:style-name="T2">angegebenen Zeitraum überschneidet und deshalb nicht erstellt werden kann.</text:span></text:p>
          </draw:text-box>
        </draw:frame>
        <draw:frame draw:style-name="gr2" draw:text-style-name="P3" draw:layer="layout" svg:width="4.557cm" svg:height="0.433cm" svg:x="3.256cm" svg:y="22.181cm">
          <draw:text-box>
            <text:p text:style-name="P2"><text:span text:style-name="T2">4.a.2 Der Nutzer bestätigt.</text:span></text:p>
          </draw:text-box>
        </draw:frame>
        <draw:frame draw:style-name="gr2" draw:text-style-name="P3" draw:layer="layout" svg:width="11.081cm" svg:height="0.433cm" svg:x="3.256cm" svg:y="22.629cm">
          <draw:text-box>
            <text:p text:style-name="P2"><text:span text:style-name="T2">4.a.3 Das System fragt den Nutzer erneut nach einem Zeitraum.</text:span></text:p>
          </draw:text-box>
        </draw:frame>
        <draw:frame draw:style-name="gr2" draw:text-style-name="P3" draw:layer="layout" svg:width="13.316cm" svg:height="0.433cm" svg:x="2.004cm" svg:y="23.521cm">
          <draw:text-box>
            <text:p text:style-name="P2"><text:span text:style-name="T2">1a: Der Nutzer gibt an einen bereits bestehenden Status verändern zu wollen</text:span></text:p>
          </draw:text-box>
        </draw:frame>
        <draw:frame draw:style-name="gr2" draw:text-style-name="P3" draw:layer="layout" svg:width="15.102cm" svg:height="0.433cm" svg:x="3.256cm" svg:y="23.966cm">
          <draw:text-box>
            <text:p text:style-name="P2"><text:span text:style-name="T2">1.a.1 Das System fragt den Nutzer, welchen der bereits bestehenden Status Zeiträume </text:span></text:p>
          </draw:text-box>
        </draw:frame>
        <draw:frame draw:style-name="gr2" draw:text-style-name="P3" draw:layer="layout" svg:width="3.833cm" svg:height="0.433cm" svg:x="3.256cm" svg:y="24.414cm">
          <draw:text-box>
            <text:p text:style-name="P2"><text:span text:style-name="T2">verändert werden soll.</text:span></text:p>
          </draw:text-box>
        </draw:frame>
        <draw:frame draw:style-name="gr2" draw:text-style-name="P3" draw:layer="layout" svg:width="10.966cm" svg:height="0.433cm" svg:x="3.256cm" svg:y="24.858cm">
          <draw:text-box>
            <text:p text:style-name="P2"><text:span text:style-name="T2">1.a.2 Der Nutzer gibt den gewünschten Status an und bestätigt.</text:span></text:p>
          </draw:text-box>
        </draw:frame>
        <draw:frame draw:style-name="gr2" draw:text-style-name="P3" draw:layer="layout" svg:width="14.717cm" svg:height="0.433cm" svg:x="3.256cm" svg:y="25.306cm">
          <draw:text-box>
            <text:p text:style-name="P2"><text:span text:style-name="T2">1.a.3 Das System fragt den Nutzer nach dem Tag und der Uhrzeit an dem der Status </text:span></text:p>
          </draw:text-box>
        </draw:frame>
        <draw:frame draw:style-name="gr2" draw:text-style-name="P3" draw:layer="layout" svg:width="15.682cm" svg:height="0.433cm" svg:x="3.256cm" svg:y="25.751cm">
          <draw:text-box>
            <text:p text:style-name="P2"><text:span text:style-name="T2">gesetzt werden soll, nach dem Tag und der Uhrzeit an dem der Status entfernt werden soll </text:span></text:p>
          </draw:text-box>
        </draw:frame>
        <draw:frame draw:style-name="gr2" draw:text-style-name="P3" draw:layer="layout" svg:width="4.985cm" svg:height="0.433cm" svg:x="3.256cm" svg:y="26.199cm">
          <draw:text-box>
            <text:p text:style-name="P2"><text:span text:style-name="T2">und nach dem Statusnamen.</text:span></text:p>
          </draw:text-box>
        </draw:frame>
        <draw:frame draw:style-name="gr2" draw:text-style-name="P3" draw:layer="layout" svg:width="14.781cm" svg:height="0.433cm" svg:x="3.256cm" svg:y="26.643cm">
          <draw:text-box>
            <text:p text:style-name="P2"><text:span text:style-name="T2">1.a.4 Der Nutzer gibt den Tag und die Uhrzeit an dem der Status gesetzt und entfernt </text:span></text:p>
          </draw:text-box>
        </draw:frame>
        <draw:frame draw:style-name="gr2" draw:text-style-name="P3" draw:layer="layout" svg:width="10.132cm" svg:height="0.433cm" svg:x="3.256cm" svg:y="27.091cm">
          <draw:text-box>
            <text:p text:style-name="P2"><text:span text:style-name="T2">werden soll und den Statusnamen an und bestätigt diesen.</text:span></text:p>
          </draw:text-box>
        </draw:frame>
      </draw:page>
      <draw:page draw:name="page8" draw:style-name="dp1" draw:master-page-name="master-page28">
        <draw:frame draw:style-name="gr2" draw:text-style-name="P3" draw:layer="layout" svg:width="16.491cm" svg:height="0.433cm" svg:x="2.004cm" svg:y="2.012cm">
          <draw:text-box>
            <text:p text:style-name="P2"><text:span text:style-name="T2">1.a.5 Das System löscht den alten Status, speichert den neuen Status und wechselt zurück zur </text:span></text:p>
          </draw:text-box>
        </draw:frame>
        <draw:frame draw:style-name="gr2" draw:text-style-name="P3" draw:layer="layout" svg:width="2.965cm" svg:height="0.433cm" svg:x="2.004cm" svg:y="2.46cm">
          <draw:text-box>
            <text:p text:style-name="P2"><text:span text:style-name="T2">Hauptoberfläche.</text:span></text:p>
          </draw:text-box>
        </draw:frame>
        <draw:frame draw:style-name="gr2" draw:text-style-name="P3" draw:layer="layout" svg:width="11.733cm" svg:height="0.433cm" svg:x="2.004cm" svg:y="3.353cm">
          <draw:text-box>
            <text:p text:style-name="P2"><text:span text:style-name="T2">1b: Der Nutzer gibt an einen bestehenden Status löschen zu wollen:</text:span></text:p>
          </draw:text-box>
        </draw:frame>
        <draw:frame draw:style-name="gr2" draw:text-style-name="P3" draw:layer="layout" svg:width="14.535cm" svg:height="0.433cm" svg:x="3.256cm" svg:y="3.797cm">
          <draw:text-box>
            <text:p text:style-name="P2"><text:span text:style-name="T2">1.b.1 Das System fragt den Nutzer welcher bestehende Status gelöscht werden soll.</text:span></text:p>
          </draw:text-box>
        </draw:frame>
        <draw:frame draw:style-name="gr2" draw:text-style-name="P3" draw:layer="layout" svg:width="8.566cm" svg:height="0.433cm" svg:x="3.256cm" svg:y="4.246cm">
          <draw:text-box>
            <text:p text:style-name="P2"><text:span text:style-name="T2">1.b.2 Der Nutzer gibt den Status an und bestätigt.</text:span></text:p>
          </draw:text-box>
        </draw:frame>
        <draw:frame draw:style-name="gr2" draw:text-style-name="P3" draw:layer="layout" svg:width="13.54cm" svg:height="0.433cm" svg:x="3.256cm" svg:y="4.69cm">
          <draw:text-box>
            <text:p text:style-name="P2"><text:span text:style-name="T2">1.b.3 Das System löscht den Status und wechselt zurück zur Hauptoberfläche.</text:span></text:p>
          </draw:text-box>
        </draw:frame>
        <draw:frame draw:style-name="gr2" draw:text-style-name="P3" draw:layer="layout" svg:width="1.949cm" svg:height="0.433cm" svg:x="2.004cm" svg:y="5.583cm">
          <draw:text-box>
            <text:p text:style-name="P2"><text:span text:style-name="T2">Frequency:</text:span></text:p>
          </draw:text-box>
        </draw:frame>
        <draw:frame draw:style-name="gr2" draw:text-style-name="P3" draw:layer="layout" svg:width="1.124cm" svg:height="0.433cm" svg:x="2.004cm" svg:y="6.031cm">
          <draw:text-box>
            <text:p text:style-name="P2"><text:span text:style-name="T2">Häufi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cm" fo:margin-right="2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8" style:page-layout-name="PM0" draw:style-name="Mdp1"/>
    <style:master-page style:name="master-page23" style:page-layout-name="PM0" draw:style-name="Mdp1"/>
    <style:master-page style:name="master-page3" style:page-layout-name="PM0" draw:style-name="Mdp1"/>
    <style:master-page style:name="master-page2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26"/>
    <meta:generator>LibreOffice/5.1.6.2$Linux_X86_64 LibreOffice_project/10m0$Build-2</meta:generator>
  </office:meta>
</office:document-meta>
</file>